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paragraph-rsid="0009cf60"/>
    </style:style>
    <style:style style:name="P2" style:family="paragraph" style:parent-style-name="Standard">
      <style:text-properties officeooo:paragraph-rsid="000cf66a"/>
    </style:style>
    <style:style style:name="P3" style:family="paragraph" style:parent-style-name="Standard">
      <style:text-properties fo:language="ru" fo:country="RU" officeooo:paragraph-rsid="00139055"/>
    </style:style>
    <style:style style:name="P4" style:family="paragraph" style:parent-style-name="Standard">
      <style:text-properties fo:language="ru" fo:country="RU" officeooo:paragraph-rsid="001fe904"/>
    </style:style>
    <style:style style:name="P5" style:family="paragraph" style:parent-style-name="Standard">
      <style:text-properties fo:language="ru" fo:country="RU" officeooo:paragraph-rsid="0021e890"/>
    </style:style>
    <style:style style:name="P6" style:family="paragraph" style:parent-style-name="Standard">
      <style:text-properties fo:language="ru" fo:country="RU" officeooo:rsid="00105e66" officeooo:paragraph-rsid="00105e66"/>
    </style:style>
    <style:style style:name="P7" style:family="paragraph" style:parent-style-name="Standard">
      <style:text-properties fo:language="ru" fo:country="RU" officeooo:rsid="00139055" officeooo:paragraph-rsid="00139055"/>
    </style:style>
    <style:style style:name="P8" style:family="paragraph" style:parent-style-name="Standard">
      <style:text-properties fo:language="ru" fo:country="RU" officeooo:rsid="00155b48" officeooo:paragraph-rsid="00155b48"/>
    </style:style>
    <style:style style:name="P9" style:family="paragraph" style:parent-style-name="Standard">
      <style:text-properties fo:language="ru" fo:country="RU" officeooo:rsid="0017d8ec" officeooo:paragraph-rsid="0017d8ec"/>
    </style:style>
    <style:style style:name="P10" style:family="paragraph" style:parent-style-name="Standard">
      <style:text-properties fo:language="ru" fo:country="RU" officeooo:rsid="00182fb0" officeooo:paragraph-rsid="00182fb0"/>
    </style:style>
    <style:style style:name="P11" style:family="paragraph" style:parent-style-name="Standard">
      <style:text-properties fo:language="ru" fo:country="RU" fo:font-weight="bold" officeooo:rsid="00182fb0" officeooo:paragraph-rsid="00182fb0" style:font-weight-asian="bold" style:font-weight-complex="bold"/>
    </style:style>
    <style:style style:name="P12" style:family="paragraph" style:parent-style-name="Standard">
      <style:text-properties fo:language="ru" fo:country="RU" fo:font-weight="bold" officeooo:rsid="0076614c" officeooo:paragraph-rsid="0076614c" style:font-weight-asian="bold" style:font-weight-complex="bold"/>
    </style:style>
    <style:style style:name="P13" style:family="paragraph" style:parent-style-name="Standard">
      <style:text-properties fo:language="ru" fo:country="RU" fo:font-weight="bold" officeooo:rsid="0095f6a7" officeooo:paragraph-rsid="0095f6a7" style:font-weight-asian="bold" style:font-weight-complex="bold"/>
    </style:style>
    <style:style style:name="P14" style:family="paragraph" style:parent-style-name="Standard">
      <style:text-properties fo:language="ru" fo:country="RU" officeooo:rsid="00188545" officeooo:paragraph-rsid="00188545"/>
    </style:style>
    <style:style style:name="P15" style:family="paragraph" style:parent-style-name="Standard">
      <style:text-properties fo:language="ru" fo:country="RU" officeooo:rsid="001ad3e9" officeooo:paragraph-rsid="001ad3e9"/>
    </style:style>
    <style:style style:name="P16" style:family="paragraph" style:parent-style-name="Standard">
      <style:text-properties fo:language="ru" fo:country="RU" officeooo:rsid="001bfd63" officeooo:paragraph-rsid="001bfd63"/>
    </style:style>
    <style:style style:name="P17" style:family="paragraph" style:parent-style-name="Standard">
      <style:text-properties fo:language="ru" fo:country="RU" officeooo:rsid="001c12cb" officeooo:paragraph-rsid="001c12cb"/>
    </style:style>
    <style:style style:name="P18" style:family="paragraph" style:parent-style-name="Standard">
      <style:text-properties fo:language="ru" fo:country="RU" officeooo:rsid="001f0c2d" officeooo:paragraph-rsid="001f0c2d"/>
    </style:style>
    <style:style style:name="P19" style:family="paragraph" style:parent-style-name="Standard">
      <style:text-properties fo:language="ru" fo:country="RU" officeooo:rsid="0021e890" officeooo:paragraph-rsid="00289517"/>
    </style:style>
    <style:style style:name="P20" style:family="paragraph" style:parent-style-name="Standard">
      <style:text-properties fo:language="ru" fo:country="RU" officeooo:rsid="0021e890" officeooo:paragraph-rsid="0029ce3f"/>
    </style:style>
    <style:style style:name="P21" style:family="paragraph" style:parent-style-name="Standard">
      <style:text-properties fo:language="ru" fo:country="RU" officeooo:rsid="0021e890" officeooo:paragraph-rsid="0029f564"/>
    </style:style>
    <style:style style:name="P22" style:family="paragraph" style:parent-style-name="Standard">
      <style:text-properties fo:language="ru" fo:country="RU" officeooo:rsid="0021e890" officeooo:paragraph-rsid="002a4fa7"/>
    </style:style>
    <style:style style:name="P23" style:family="paragraph" style:parent-style-name="Standard">
      <style:text-properties fo:language="ru" fo:country="RU" officeooo:rsid="001fe904" officeooo:paragraph-rsid="001fe904"/>
    </style:style>
    <style:style style:name="P24" style:family="paragraph" style:parent-style-name="Standard">
      <style:text-properties fo:language="ru" fo:country="RU" officeooo:rsid="001fe904" officeooo:paragraph-rsid="005d17e9"/>
    </style:style>
    <style:style style:name="P25" style:family="paragraph" style:parent-style-name="Standard">
      <style:text-properties fo:language="ru" fo:country="RU" officeooo:rsid="00269550" officeooo:paragraph-rsid="00269550"/>
    </style:style>
    <style:style style:name="P26" style:family="paragraph" style:parent-style-name="Standard">
      <style:text-properties fo:language="ru" fo:country="RU" officeooo:rsid="00289517" officeooo:paragraph-rsid="00289517"/>
    </style:style>
    <style:style style:name="P27" style:family="paragraph" style:parent-style-name="Standard">
      <style:text-properties fo:language="ru" fo:country="RU" officeooo:rsid="0029ce3f" officeooo:paragraph-rsid="0029ce3f"/>
    </style:style>
    <style:style style:name="P28" style:family="paragraph" style:parent-style-name="Standard">
      <style:text-properties fo:language="ru" fo:country="RU" officeooo:rsid="0029f564" officeooo:paragraph-rsid="0029f564"/>
    </style:style>
    <style:style style:name="P29" style:family="paragraph" style:parent-style-name="Standard">
      <style:text-properties fo:language="ru" fo:country="RU" officeooo:rsid="002a4fa7" officeooo:paragraph-rsid="002a4fa7"/>
    </style:style>
    <style:style style:name="P30" style:family="paragraph" style:parent-style-name="Standard">
      <style:text-properties fo:language="ru" fo:country="RU" officeooo:rsid="002caec4" officeooo:paragraph-rsid="002caec4"/>
    </style:style>
    <style:style style:name="P31" style:family="paragraph" style:parent-style-name="Standard">
      <style:text-properties fo:language="ru" fo:country="RU" officeooo:rsid="004d35f9" officeooo:paragraph-rsid="004d35f9"/>
    </style:style>
    <style:style style:name="P32" style:family="paragraph" style:parent-style-name="Standard">
      <style:text-properties fo:language="ru" fo:country="RU" officeooo:rsid="004d35f9" officeooo:paragraph-rsid="004e5f3e"/>
    </style:style>
    <style:style style:name="P33" style:family="paragraph" style:parent-style-name="Standard">
      <style:text-properties fo:language="ru" fo:country="RU" officeooo:rsid="00535ab5" officeooo:paragraph-rsid="00535ab5"/>
    </style:style>
    <style:style style:name="P34" style:family="paragraph" style:parent-style-name="Standard">
      <style:text-properties fo:language="ru" fo:country="RU" officeooo:rsid="004e5f3e" officeooo:paragraph-rsid="004e5f3e"/>
    </style:style>
    <style:style style:name="P35" style:family="paragraph" style:parent-style-name="Standard">
      <style:text-properties fo:language="ru" fo:country="RU" officeooo:rsid="004e5f3e" officeooo:paragraph-rsid="005615eb"/>
    </style:style>
    <style:style style:name="P36" style:family="paragraph" style:parent-style-name="Standard">
      <style:text-properties fo:language="ru" fo:country="RU" officeooo:rsid="0053d037" officeooo:paragraph-rsid="0053d037"/>
    </style:style>
    <style:style style:name="P37" style:family="paragraph" style:parent-style-name="Standard">
      <style:text-properties fo:language="ru" fo:country="RU" officeooo:rsid="00231f8a" officeooo:paragraph-rsid="00231f8a"/>
    </style:style>
    <style:style style:name="P38" style:family="paragraph" style:parent-style-name="Standard">
      <style:text-properties fo:language="ru" fo:country="RU" officeooo:rsid="0056ac94" officeooo:paragraph-rsid="0056ac94"/>
    </style:style>
    <style:style style:name="P39" style:family="paragraph" style:parent-style-name="Standard">
      <style:text-properties fo:language="ru" fo:country="RU" officeooo:rsid="00580591" officeooo:paragraph-rsid="00580591"/>
    </style:style>
    <style:style style:name="P40" style:family="paragraph" style:parent-style-name="Standard">
      <style:text-properties fo:language="ru" fo:country="RU" officeooo:rsid="0059d998" officeooo:paragraph-rsid="0059d998"/>
    </style:style>
    <style:style style:name="P41" style:family="paragraph" style:parent-style-name="Standard">
      <style:text-properties fo:language="ru" fo:country="RU" officeooo:rsid="0059d998" officeooo:paragraph-rsid="005b34aa"/>
    </style:style>
    <style:style style:name="P42" style:family="paragraph" style:parent-style-name="Standard">
      <style:text-properties fo:language="ru" fo:country="RU" officeooo:rsid="005b34aa" officeooo:paragraph-rsid="005b34aa"/>
    </style:style>
    <style:style style:name="P43" style:family="paragraph" style:parent-style-name="Standard">
      <style:text-properties fo:language="ru" fo:country="RU" officeooo:rsid="005b34aa" officeooo:paragraph-rsid="0061e055"/>
    </style:style>
    <style:style style:name="P44" style:family="paragraph" style:parent-style-name="Standard">
      <style:text-properties fo:language="ru" fo:country="RU" officeooo:rsid="005b34aa" officeooo:paragraph-rsid="00631639"/>
    </style:style>
    <style:style style:name="P45" style:family="paragraph" style:parent-style-name="Standard">
      <style:text-properties fo:language="ru" fo:country="RU" officeooo:rsid="005b34aa" officeooo:paragraph-rsid="00637c7f"/>
    </style:style>
    <style:style style:name="P46" style:family="paragraph" style:parent-style-name="Standard">
      <style:text-properties fo:language="ru" fo:country="RU" officeooo:rsid="00603e1e" officeooo:paragraph-rsid="00603e1e"/>
    </style:style>
    <style:style style:name="P47" style:family="paragraph" style:parent-style-name="Standard">
      <style:text-properties fo:language="ru" fo:country="RU" officeooo:rsid="005d17e9" officeooo:paragraph-rsid="005d17e9"/>
    </style:style>
    <style:style style:name="P48" style:family="paragraph" style:parent-style-name="Standard">
      <style:text-properties fo:language="ru" fo:country="RU" officeooo:rsid="00613357" officeooo:paragraph-rsid="00613357"/>
    </style:style>
    <style:style style:name="P49" style:family="paragraph" style:parent-style-name="Standard">
      <style:text-properties fo:language="ru" fo:country="RU" officeooo:rsid="0061e055" officeooo:paragraph-rsid="0061e055"/>
    </style:style>
    <style:style style:name="P50" style:family="paragraph" style:parent-style-name="Standard">
      <style:text-properties fo:language="ru" fo:country="RU" officeooo:rsid="00631639" officeooo:paragraph-rsid="00631639"/>
    </style:style>
    <style:style style:name="P51" style:family="paragraph" style:parent-style-name="Standard">
      <style:text-properties fo:language="ru" fo:country="RU" officeooo:rsid="006e4780" officeooo:paragraph-rsid="006e4780"/>
    </style:style>
    <style:style style:name="P52" style:family="paragraph" style:parent-style-name="Standard">
      <style:text-properties fo:language="ru" fo:country="RU" officeooo:rsid="0076614c" officeooo:paragraph-rsid="0076614c"/>
    </style:style>
    <style:style style:name="P53" style:family="paragraph" style:parent-style-name="Standard">
      <style:text-properties fo:language="ru" fo:country="RU" officeooo:rsid="0071dd89" officeooo:paragraph-rsid="0071dd89"/>
    </style:style>
    <style:style style:name="P54" style:family="paragraph" style:parent-style-name="Standard">
      <style:text-properties fo:language="ru" fo:country="RU" officeooo:rsid="0071dd89" officeooo:paragraph-rsid="007917ce"/>
    </style:style>
    <style:style style:name="P55" style:family="paragraph" style:parent-style-name="Standard">
      <style:text-properties fo:language="ru" fo:country="RU" officeooo:rsid="0071dd89" officeooo:paragraph-rsid="00888819"/>
    </style:style>
    <style:style style:name="P56" style:family="paragraph" style:parent-style-name="Standard">
      <style:text-properties fo:language="ru" fo:country="RU" officeooo:rsid="0071dd89" officeooo:paragraph-rsid="0089588d"/>
    </style:style>
    <style:style style:name="P57" style:family="paragraph" style:parent-style-name="Standard">
      <style:text-properties fo:language="ru" fo:country="RU" officeooo:rsid="0071dd89" officeooo:paragraph-rsid="008e32fd"/>
    </style:style>
    <style:style style:name="P58" style:family="paragraph" style:parent-style-name="Standard">
      <style:text-properties fo:language="ru" fo:country="RU" officeooo:rsid="007917ce" officeooo:paragraph-rsid="007917ce"/>
    </style:style>
    <style:style style:name="P59" style:family="paragraph" style:parent-style-name="Standard">
      <style:text-properties fo:language="ru" fo:country="RU" officeooo:rsid="007917ce" officeooo:paragraph-rsid="00977fa5"/>
    </style:style>
    <style:style style:name="P60" style:family="paragraph" style:parent-style-name="Standard">
      <style:text-properties fo:language="ru" fo:country="RU" officeooo:rsid="007a53ed" officeooo:paragraph-rsid="007a53ed"/>
    </style:style>
    <style:style style:name="P61" style:family="paragraph" style:parent-style-name="Standard">
      <style:text-properties fo:language="ru" fo:country="RU" officeooo:rsid="0087d1cf" officeooo:paragraph-rsid="0087d1cf"/>
    </style:style>
    <style:style style:name="P62" style:family="paragraph" style:parent-style-name="Standard">
      <style:text-properties fo:language="ru" fo:country="RU" officeooo:rsid="00888819" officeooo:paragraph-rsid="00888819"/>
    </style:style>
    <style:style style:name="P63" style:family="paragraph" style:parent-style-name="Standard">
      <style:text-properties fo:language="ru" fo:country="RU" officeooo:rsid="008e32fd" officeooo:paragraph-rsid="008e32fd"/>
    </style:style>
    <style:style style:name="P64" style:family="paragraph" style:parent-style-name="Standard">
      <style:text-properties fo:language="ru" fo:country="RU" officeooo:rsid="00947b35" officeooo:paragraph-rsid="00947b35"/>
    </style:style>
    <style:style style:name="P65" style:family="paragraph" style:parent-style-name="Standard">
      <style:text-properties fo:language="ru" fo:country="RU" officeooo:rsid="0095f6a7" officeooo:paragraph-rsid="0095f6a7"/>
    </style:style>
    <style:style style:name="P66" style:family="paragraph" style:parent-style-name="Standard">
      <style:text-properties officeooo:rsid="0009cf60" officeooo:paragraph-rsid="0009cf60"/>
    </style:style>
    <style:style style:name="P67" style:family="paragraph" style:parent-style-name="Standard">
      <style:text-properties officeooo:rsid="0009cf60" officeooo:paragraph-rsid="00444d38"/>
    </style:style>
    <style:style style:name="P68" style:family="paragraph" style:parent-style-name="Standard">
      <style:text-properties officeooo:rsid="000cf66a" officeooo:paragraph-rsid="000cf66a"/>
    </style:style>
    <style:style style:name="P69" style:family="paragraph" style:parent-style-name="Standard">
      <style:text-properties officeooo:rsid="00139055" officeooo:paragraph-rsid="00139055"/>
    </style:style>
    <style:style style:name="P70" style:family="paragraph" style:parent-style-name="Standard">
      <style:text-properties fo:language="en" fo:country="US" officeooo:rsid="001fe904" officeooo:paragraph-rsid="001fe904"/>
    </style:style>
    <style:style style:name="P71" style:family="paragraph" style:parent-style-name="Standard">
      <style:text-properties fo:language="en" fo:country="US" officeooo:paragraph-rsid="004b6a74"/>
    </style:style>
    <style:style style:name="P72" style:family="paragraph" style:parent-style-name="Standard">
      <style:text-properties fo:language="en" fo:country="US" fo:font-style="italic" officeooo:paragraph-rsid="004b6a74" style:font-style-asian="italic" style:font-style-complex="italic"/>
    </style:style>
    <style:style style:name="P73" style:family="paragraph" style:parent-style-name="Standard">
      <style:text-properties fo:language="en" fo:country="US" fo:font-style="italic" officeooo:rsid="00947b35" officeooo:paragraph-rsid="00947b35" style:font-style-asian="italic" style:font-style-complex="italic"/>
    </style:style>
    <style:style style:name="P74" style:family="paragraph" style:parent-style-name="Standard">
      <style:text-properties fo:language="en" fo:country="US" officeooo:rsid="0048884e" officeooo:paragraph-rsid="0048884e"/>
    </style:style>
    <style:style style:name="P75" style:family="paragraph" style:parent-style-name="Standard">
      <style:text-properties fo:language="en" fo:country="US" officeooo:rsid="004b6a74" officeooo:paragraph-rsid="004b6a74"/>
    </style:style>
    <style:style style:name="P76" style:family="paragraph" style:parent-style-name="Standard">
      <style:text-properties fo:language="en" fo:country="US" officeooo:rsid="005615eb" officeooo:paragraph-rsid="005615eb"/>
    </style:style>
    <style:style style:name="P77" style:family="paragraph" style:parent-style-name="Standard">
      <style:text-properties fo:language="en" fo:country="US" officeooo:rsid="005615eb" officeooo:paragraph-rsid="004e5f3e"/>
    </style:style>
    <style:style style:name="P78" style:family="paragraph" style:parent-style-name="Standard">
      <style:text-properties officeooo:paragraph-rsid="00313ee2"/>
    </style:style>
    <style:style style:name="P79" style:family="paragraph" style:parent-style-name="Standard">
      <style:text-properties officeooo:rsid="002dddf2" officeooo:paragraph-rsid="002dddf2"/>
    </style:style>
    <style:style style:name="P80" style:family="paragraph" style:parent-style-name="Standard">
      <style:text-properties officeooo:rsid="002f8cc2" officeooo:paragraph-rsid="002f8cc2"/>
    </style:style>
    <style:style style:name="P81" style:family="paragraph" style:parent-style-name="Standard">
      <style:text-properties officeooo:rsid="00313ee2" officeooo:paragraph-rsid="00313ee2"/>
    </style:style>
    <style:style style:name="P82" style:family="paragraph" style:parent-style-name="Standard">
      <style:text-properties officeooo:rsid="00313ee2" officeooo:paragraph-rsid="0033b42a"/>
    </style:style>
    <style:style style:name="P83" style:family="paragraph" style:parent-style-name="Standard">
      <style:text-properties officeooo:rsid="00313ee2" officeooo:paragraph-rsid="0038947e"/>
    </style:style>
    <style:style style:name="P84" style:family="paragraph" style:parent-style-name="Standard">
      <style:text-properties officeooo:rsid="00313ee2" officeooo:paragraph-rsid="0038b7c9"/>
    </style:style>
    <style:style style:name="P85" style:family="paragraph" style:parent-style-name="Standard">
      <style:text-properties officeooo:rsid="00313ee2" officeooo:paragraph-rsid="003d9f4a"/>
    </style:style>
    <style:style style:name="P86" style:family="paragraph" style:parent-style-name="Standard">
      <style:text-properties officeooo:rsid="00313ee2" officeooo:paragraph-rsid="004213b6"/>
    </style:style>
    <style:style style:name="P87" style:family="paragraph" style:parent-style-name="Standard">
      <style:text-properties officeooo:rsid="00313ee2" officeooo:paragraph-rsid="004610ee"/>
    </style:style>
    <style:style style:name="P88" style:family="paragraph" style:parent-style-name="Standard">
      <style:text-properties officeooo:rsid="00313ee2" officeooo:paragraph-rsid="004850fa"/>
    </style:style>
    <style:style style:name="P89" style:family="paragraph" style:parent-style-name="Standard">
      <style:text-properties fo:font-style="italic" officeooo:rsid="00313ee2" officeooo:paragraph-rsid="003626d0" style:font-style-asian="italic" style:font-style-complex="italic"/>
    </style:style>
    <style:style style:name="P90" style:family="paragraph" style:parent-style-name="Standard">
      <style:text-properties officeooo:rsid="00444d38" officeooo:paragraph-rsid="00444d38"/>
    </style:style>
    <style:style style:name="P91" style:family="paragraph" style:parent-style-name="Standard">
      <style:text-properties officeooo:rsid="004213b6" officeooo:paragraph-rsid="004213b6"/>
    </style:style>
    <style:style style:name="P92" style:family="paragraph" style:parent-style-name="Standard">
      <style:text-properties officeooo:rsid="0033b42a" officeooo:paragraph-rsid="0033b42a"/>
    </style:style>
    <style:style style:name="P93" style:family="paragraph" style:parent-style-name="Standard">
      <style:text-properties officeooo:rsid="0037a202" officeooo:paragraph-rsid="0037a202"/>
    </style:style>
    <style:style style:name="P94" style:family="paragraph" style:parent-style-name="Standard">
      <style:text-properties officeooo:rsid="0038947e" officeooo:paragraph-rsid="0038947e"/>
    </style:style>
    <style:style style:name="P95" style:family="paragraph" style:parent-style-name="Standard">
      <style:text-properties officeooo:rsid="0034973a" officeooo:paragraph-rsid="0034973a"/>
    </style:style>
    <style:style style:name="P96" style:family="paragraph" style:parent-style-name="Standard">
      <style:text-properties officeooo:rsid="003d9f4a" officeooo:paragraph-rsid="003d9f4a"/>
    </style:style>
    <style:style style:name="P97" style:family="paragraph" style:parent-style-name="Standard">
      <style:text-properties officeooo:rsid="003e47f5" officeooo:paragraph-rsid="003e47f5"/>
    </style:style>
    <style:style style:name="P98" style:family="paragraph" style:parent-style-name="Standard">
      <style:text-properties officeooo:rsid="0038b7c9" officeooo:paragraph-rsid="0038b7c9"/>
    </style:style>
    <style:style style:name="P99" style:family="paragraph" style:parent-style-name="Standard">
      <style:text-properties officeooo:rsid="003ba80c" officeooo:paragraph-rsid="003ba80c"/>
    </style:style>
    <style:style style:name="P100" style:family="paragraph" style:parent-style-name="Standard">
      <style:text-properties officeooo:rsid="00434721" officeooo:paragraph-rsid="00434721"/>
    </style:style>
    <style:style style:name="P101" style:family="paragraph" style:parent-style-name="Standard">
      <style:text-properties officeooo:rsid="0045762c" officeooo:paragraph-rsid="0045762c"/>
    </style:style>
    <style:style style:name="P102" style:family="paragraph" style:parent-style-name="Standard">
      <style:text-properties officeooo:rsid="0048884e" officeooo:paragraph-rsid="0048884e"/>
    </style:style>
    <style:style style:name="P103" style:family="paragraph" style:parent-style-name="Standard">
      <style:text-properties officeooo:rsid="004610ee" officeooo:paragraph-rsid="004610ee"/>
    </style:style>
    <style:style style:name="P104" style:family="paragraph" style:parent-style-name="Standard">
      <style:text-properties officeooo:rsid="004d35f9" officeooo:paragraph-rsid="004d35f9"/>
    </style:style>
    <style:style style:name="P105" style:family="paragraph" style:parent-style-name="Standard">
      <style:text-properties officeooo:rsid="0051a536" officeooo:paragraph-rsid="0051a536"/>
    </style:style>
    <style:style style:name="P106" style:family="paragraph" style:parent-style-name="Standard">
      <style:text-properties style:text-line-through-style="solid" fo:language="ru" fo:country="RU" officeooo:rsid="0071dd89" officeooo:paragraph-rsid="0071dd89"/>
    </style:style>
    <style:style style:name="P107" style:family="paragraph" style:parent-style-name="Preformatted_20_Text">
      <style:text-properties officeooo:paragraph-rsid="00155b48"/>
    </style:style>
    <style:style style:name="P108" style:family="paragraph" style:parent-style-name="Preformatted_20_Text">
      <style:text-properties officeooo:paragraph-rsid="001ad3e9"/>
    </style:style>
    <style:style style:name="P109" style:family="paragraph" style:parent-style-name="Preformatted_20_Text">
      <style:text-properties officeooo:rsid="00182fb0" officeooo:paragraph-rsid="00182fb0"/>
    </style:style>
    <style:style style:name="P110" style:family="paragraph" style:parent-style-name="Preformatted_20_Text">
      <style:text-properties officeooo:rsid="001ad3e9" officeooo:paragraph-rsid="001ad3e9"/>
    </style:style>
    <style:style style:name="P111" style:family="paragraph" style:parent-style-name="Preformatted_20_Text">
      <style:text-properties fo:language="ru" fo:country="RU" officeooo:rsid="001ad3e9" officeooo:paragraph-rsid="001ad3e9"/>
    </style:style>
    <style:style style:name="P112" style:family="paragraph" style:parent-style-name="Preformatted_20_Text">
      <style:text-properties fo:language="ru" fo:country="RU" officeooo:rsid="004a1c9e" officeooo:paragraph-rsid="004a1c9e"/>
    </style:style>
    <style:style style:name="P113" style:family="paragraph" style:parent-style-name="Preformatted_20_Text">
      <style:text-properties fo:font-weight="bold" officeooo:rsid="001c12cb" officeooo:paragraph-rsid="001c12cb" style:font-weight-asian="bold" style:font-weight-complex="bold"/>
    </style:style>
    <style:style style:name="P114" style:family="paragraph" style:parent-style-name="Preformatted_20_Text">
      <style:text-properties fo:font-weight="bold" officeooo:rsid="001c50e6" officeooo:paragraph-rsid="001c50e6" style:font-weight-asian="bold" style:font-weight-complex="bold"/>
    </style:style>
    <style:style style:name="P115" style:family="paragraph" style:parent-style-name="Preformatted_20_Text">
      <style:text-properties officeooo:rsid="001c12cb" officeooo:paragraph-rsid="001c12cb"/>
    </style:style>
    <style:style style:name="P116" style:family="paragraph" style:parent-style-name="Preformatted_20_Text">
      <style:text-properties officeooo:rsid="001c50e6" officeooo:paragraph-rsid="001c50e6"/>
    </style:style>
    <style:style style:name="P117" style:family="paragraph" style:parent-style-name="Preformatted_20_Text">
      <style:text-properties officeooo:rsid="001dbbac" officeooo:paragraph-rsid="001dbbac"/>
    </style:style>
    <style:style style:name="P118" style:family="paragraph" style:parent-style-name="Preformatted_20_Text">
      <style:text-properties officeooo:rsid="001eec4f" officeooo:paragraph-rsid="001eec4f"/>
    </style:style>
    <style:style style:name="P119" style:family="paragraph" style:parent-style-name="Preformatted_20_Text">
      <style:text-properties officeooo:rsid="002dddf2" officeooo:paragraph-rsid="002dddf2"/>
    </style:style>
    <style:style style:name="P120" style:family="paragraph" style:parent-style-name="Preformatted_20_Text">
      <style:text-properties officeooo:rsid="002dddf2" officeooo:paragraph-rsid="002f8cc2"/>
    </style:style>
    <style:style style:name="P121" style:family="paragraph" style:parent-style-name="Preformatted_20_Text">
      <style:text-properties officeooo:paragraph-rsid="0045762c"/>
    </style:style>
    <style:style style:name="P122" style:family="paragraph" style:parent-style-name="Preformatted_20_Text">
      <style:text-properties officeooo:rsid="0037a202" officeooo:paragraph-rsid="0037a202"/>
    </style:style>
    <style:style style:name="P123" style:family="paragraph" style:parent-style-name="Preformatted_20_Text">
      <style:text-properties officeooo:rsid="003aae91" officeooo:paragraph-rsid="003aae91"/>
    </style:style>
    <style:style style:name="P124" style:family="paragraph" style:parent-style-name="Preformatted_20_Text">
      <style:text-properties officeooo:rsid="003e47f5" officeooo:paragraph-rsid="003e47f5"/>
    </style:style>
    <style:style style:name="P125" style:family="paragraph" style:parent-style-name="Preformatted_20_Text">
      <style:text-properties officeooo:rsid="00434721" officeooo:paragraph-rsid="00434721"/>
    </style:style>
    <style:style style:name="P126" style:family="paragraph" style:parent-style-name="Preformatted_20_Text">
      <style:text-properties fo:language="en" fo:country="US" officeooo:rsid="004a1c9e" officeooo:paragraph-rsid="004a1c9e"/>
    </style:style>
    <style:style style:name="P127" style:family="paragraph" style:parent-style-name="Preformatted_20_Text">
      <style:text-properties officeooo:rsid="0048884e" officeooo:paragraph-rsid="0048884e"/>
    </style:style>
    <style:style style:name="P128" style:family="paragraph" style:parent-style-name="Preformatted_20_Text">
      <style:text-properties officeooo:paragraph-rsid="004d35f9"/>
    </style:style>
    <style:style style:name="P129" style:family="paragraph" style:parent-style-name="Preformatted_20_Text">
      <style:text-properties officeooo:rsid="004d35f9" officeooo:paragraph-rsid="004d35f9"/>
    </style:style>
    <style:style style:name="P130" style:family="paragraph" style:parent-style-name="Preformatted_20_Text">
      <style:text-properties officeooo:paragraph-rsid="004e5f3e"/>
    </style:style>
    <style:style style:name="P131" style:family="paragraph" style:parent-style-name="Preformatted_20_Text">
      <style:text-properties officeooo:rsid="0051a536" officeooo:paragraph-rsid="0051a536"/>
    </style:style>
    <style:style style:name="P132" style:family="paragraph" style:parent-style-name="Preformatted_20_Text">
      <style:text-properties officeooo:rsid="00535ab5" officeooo:paragraph-rsid="00535ab5"/>
    </style:style>
    <style:style style:name="P133" style:family="paragraph" style:parent-style-name="Preformatted_20_Text">
      <style:text-properties officeooo:rsid="004e5f3e" officeooo:paragraph-rsid="004e5f3e"/>
    </style:style>
    <style:style style:name="P134" style:family="paragraph" style:parent-style-name="Preformatted_20_Text">
      <style:text-properties officeooo:rsid="0053d037" officeooo:paragraph-rsid="0053d037"/>
    </style:style>
    <style:style style:name="P135" style:family="paragraph" style:parent-style-name="Preformatted_20_Text">
      <style:text-properties officeooo:rsid="00580591" officeooo:paragraph-rsid="00580591"/>
    </style:style>
    <style:style style:name="P136" style:family="paragraph" style:parent-style-name="Preformatted_20_Text">
      <style:text-properties officeooo:paragraph-rsid="005b34aa"/>
    </style:style>
    <style:style style:name="P137" style:family="paragraph" style:parent-style-name="Preformatted_20_Text">
      <style:text-properties officeooo:paragraph-rsid="005d17e9"/>
    </style:style>
    <style:style style:name="P138" style:family="paragraph" style:parent-style-name="Preformatted_20_Text">
      <style:text-properties officeooo:rsid="005e67a4" officeooo:paragraph-rsid="005e67a4"/>
    </style:style>
    <style:style style:name="P139" style:family="paragraph" style:parent-style-name="Preformatted_20_Text">
      <style:text-properties officeooo:rsid="005d17e9" officeooo:paragraph-rsid="005d17e9"/>
    </style:style>
    <style:style style:name="P140" style:family="paragraph" style:parent-style-name="Preformatted_20_Text">
      <style:text-properties officeooo:rsid="006e4780" officeooo:paragraph-rsid="006e4780"/>
    </style:style>
    <style:style style:name="P1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4" style:family="paragraph" style:parent-style-name="Standard">
      <style:text-properties fo:language="ru" fo:country="RU" officeooo:rsid="00977fa5" officeooo:paragraph-rsid="00977fa5"/>
    </style:style>
    <style:style style:name="P145" style:family="paragraph" style:parent-style-name="Standard">
      <style:text-properties fo:language="ru" fo:country="RU" officeooo:rsid="00977fa5" officeooo:paragraph-rsid="00995553"/>
    </style:style>
    <style:style style:name="P146" style:family="paragraph" style:parent-style-name="Standard" style:list-style-name="L1">
      <style:text-properties fo:language="ru" fo:country="RU" officeooo:rsid="00862eca" officeooo:paragraph-rsid="00862eca"/>
    </style:style>
    <style:style style:name="P147" style:family="paragraph" style:parent-style-name="Standard">
      <style:text-properties fo:language="ru" fo:country="RU" officeooo:rsid="0071dd89" officeooo:paragraph-rsid="00995553"/>
    </style:style>
    <style:style style:name="P148" style:family="paragraph" style:parent-style-name="Standard">
      <style:text-properties fo:language="ru" fo:country="RU" officeooo:rsid="0071dd89" officeooo:paragraph-rsid="009b27ac"/>
    </style:style>
    <style:style style:name="P149" style:family="paragraph" style:parent-style-name="Standard">
      <style:text-properties fo:language="ru" fo:country="RU" officeooo:rsid="0071dd89" officeooo:paragraph-rsid="009b8a72"/>
    </style:style>
    <style:style style:name="P150" style:family="paragraph" style:parent-style-name="Standard">
      <style:text-properties fo:language="ru" fo:country="RU" officeooo:rsid="0071dd89" officeooo:paragraph-rsid="009cf307"/>
    </style:style>
    <style:style style:name="P151" style:family="paragraph" style:parent-style-name="Standard">
      <style:text-properties fo:language="ru" fo:country="RU" officeooo:rsid="0087d1cf" officeooo:paragraph-rsid="00995553"/>
    </style:style>
    <style:style style:name="P152" style:family="paragraph" style:parent-style-name="Standard">
      <style:text-properties fo:language="ru" fo:country="RU" officeooo:rsid="00888819" officeooo:paragraph-rsid="00995553"/>
    </style:style>
    <style:style style:name="P153" style:family="paragraph" style:parent-style-name="Standard" style:list-style-name="L1">
      <style:text-properties style:text-line-through-style="solid" fo:language="ru" fo:country="RU" officeooo:rsid="0071dd89" officeooo:paragraph-rsid="007d757c"/>
    </style:style>
    <style:style style:name="P154" style:family="paragraph" style:parent-style-name="Standard" style:list-style-name="L1">
      <style:text-properties style:text-line-through-style="solid" fo:language="ru" fo:country="RU" officeooo:rsid="0071dd89" officeooo:paragraph-rsid="007fec55"/>
    </style:style>
    <style:style style:name="P155" style:family="paragraph" style:parent-style-name="Standard" style:list-style-name="L1">
      <style:text-properties style:text-line-through-style="solid" fo:language="ru" fo:country="RU" officeooo:rsid="0071dd89" officeooo:paragraph-rsid="0081af82"/>
    </style:style>
    <style:style style:name="P156" style:family="paragraph" style:parent-style-name="Standard" style:list-style-name="L1">
      <style:text-properties style:text-line-through-style="solid" fo:language="ru" fo:country="RU" officeooo:rsid="007a53ed" officeooo:paragraph-rsid="007a53ed"/>
    </style:style>
    <style:style style:name="P157" style:family="paragraph" style:parent-style-name="Heading_20_1">
      <style:text-properties officeooo:rsid="000b1e04"/>
    </style:style>
    <style:style style:name="P158" style:family="paragraph" style:parent-style-name="Heading_20_1">
      <style:text-properties officeooo:rsid="0059d998"/>
    </style:style>
    <style:style style:name="P159" style:family="paragraph" style:parent-style-name="Heading_20_1">
      <style:text-properties officeooo:rsid="007917ce"/>
    </style:style>
    <style:style style:name="P160" style:family="paragraph" style:parent-style-name="Heading_20_1">
      <style:text-properties officeooo:rsid="007a53ed"/>
    </style:style>
    <style:style style:name="P161" style:family="paragraph" style:parent-style-name="Heading_20_1">
      <style:text-properties officeooo:rsid="001fe904"/>
    </style:style>
    <style:style style:name="P162" style:family="paragraph" style:parent-style-name="Heading_20_1">
      <style:paragraph-properties fo:break-before="page"/>
      <style:text-properties officeooo:rsid="0009cf60"/>
    </style:style>
    <style:style style:name="P163" style:family="paragraph" style:parent-style-name="Heading_20_2">
      <style:text-properties officeooo:rsid="00269550"/>
    </style:style>
    <style:style style:name="P164" style:family="paragraph" style:parent-style-name="Heading_20_2">
      <style:text-properties officeooo:rsid="00329174"/>
    </style:style>
    <style:style style:name="P165" style:family="paragraph" style:parent-style-name="Heading_20_2">
      <style:text-properties officeooo:paragraph-rsid="0056ac94"/>
    </style:style>
    <style:style style:name="P166" style:family="paragraph" style:parent-style-name="Heading_20_2">
      <style:text-properties officeooo:paragraph-rsid="005615eb"/>
    </style:style>
    <style:style style:name="P167" style:family="paragraph" style:parent-style-name="Heading_20_2">
      <style:text-properties officeooo:rsid="00612cf8"/>
    </style:style>
    <style:style style:name="P168" style:family="paragraph" style:parent-style-name="Heading_20_2">
      <style:text-properties officeooo:rsid="0071dd89"/>
    </style:style>
    <style:style style:name="P169" style:family="paragraph" style:parent-style-name="Heading_20_2">
      <style:text-properties officeooo:rsid="0087d1cf"/>
    </style:style>
    <style:style style:name="P170" style:family="paragraph" style:parent-style-name="Heading_20_3">
      <style:text-properties officeooo:rsid="00535ab5"/>
    </style:style>
    <style:style style:name="T1" style:family="text">
      <style:text-properties officeooo:rsid="0009cf60"/>
    </style:style>
    <style:style style:name="T2" style:family="text">
      <style:text-properties officeooo:rsid="000cf66a"/>
    </style:style>
    <style:style style:name="T3" style:family="text">
      <style:text-properties officeooo:rsid="00139055"/>
    </style:style>
    <style:style style:name="T4" style:family="text">
      <style:text-properties fo:language="en" fo:country="US" officeooo:rsid="00139055"/>
    </style:style>
    <style:style style:name="T5" style:family="text">
      <style:text-properties fo:language="en" fo:country="US" officeooo:rsid="002a4fa7"/>
    </style:style>
    <style:style style:name="T6" style:family="text">
      <style:text-properties fo:language="en" fo:country="US" officeooo:rsid="004e5f3e"/>
    </style:style>
    <style:style style:name="T7" style:family="text">
      <style:text-properties fo:language="en" fo:country="US" officeooo:rsid="005615eb"/>
    </style:style>
    <style:style style:name="T8" style:family="text">
      <style:text-properties fo:language="en" fo:country="US" officeooo:rsid="005b34aa"/>
    </style:style>
    <style:style style:name="T9" style:family="text">
      <style:text-properties fo:language="en" fo:country="US" officeooo:rsid="005d17e9"/>
    </style:style>
    <style:style style:name="T10" style:family="text">
      <style:text-properties fo:language="en" fo:country="US" officeooo:rsid="0061e055"/>
    </style:style>
    <style:style style:name="T11" style:family="text">
      <style:text-properties fo:language="en" fo:country="US" officeooo:rsid="00637c7f"/>
    </style:style>
    <style:style style:name="T12" style:family="text">
      <style:text-properties fo:language="en" fo:country="US" officeooo:rsid="008cad18"/>
    </style:style>
    <style:style style:name="T13" style:family="text">
      <style:text-properties fo:language="en" fo:country="US" officeooo:rsid="00947b35"/>
    </style:style>
    <style:style style:name="T14" style:family="text">
      <style:text-properties fo:language="en" fo:country="US" officeooo:rsid="009b27ac"/>
    </style:style>
    <style:style style:name="T15" style:family="text">
      <style:text-properties officeooo:rsid="00155b48"/>
    </style:style>
    <style:style style:name="T16" style:family="text">
      <style:text-properties officeooo:rsid="00188545"/>
    </style:style>
    <style:style style:name="T17" style:family="text">
      <style:text-properties fo:font-weight="bold" officeooo:rsid="00188545" style:font-weight-asian="bold" style:font-weight-complex="bold"/>
    </style:style>
    <style:style style:name="T18" style:family="text">
      <style:text-properties fo:font-weight="bold" officeooo:rsid="003626d0" style:font-weight-asian="bold" style:font-weight-complex="bold"/>
    </style:style>
    <style:style style:name="T19" style:family="text">
      <style:text-properties fo:font-weight="bold" officeooo:rsid="003fa5d5" style:font-weight-asian="bold" style:font-weight-complex="bold"/>
    </style:style>
    <style:style style:name="T20" style:family="text">
      <style:text-properties fo:font-weight="bold" officeooo:rsid="0045762c" style:font-weight-asian="bold" style:font-weight-complex="bold"/>
    </style:style>
    <style:style style:name="T21" style:family="text">
      <style:text-properties fo:font-weight="bold" officeooo:rsid="004b6a74" style:font-weight-asian="bold" style:font-weight-complex="bold"/>
    </style:style>
    <style:style style:name="T22" style:family="text">
      <style:text-properties fo:font-weight="bold" officeooo:rsid="004d35f9" style:font-weight-asian="bold" style:font-weight-complex="bold"/>
    </style:style>
    <style:style style:name="T23" style:family="text">
      <style:text-properties fo:font-weight="bold" officeooo:rsid="005b34aa" style:font-weight-asian="bold" style:font-weight-complex="bold"/>
    </style:style>
    <style:style style:name="T24" style:family="text">
      <style:text-properties fo:font-weight="bold" officeooo:rsid="00977fa5" style:font-weight-asian="bold" style:font-weight-complex="bold"/>
    </style:style>
    <style:style style:name="T25" style:family="text">
      <style:text-properties officeooo:rsid="001fe904"/>
    </style:style>
    <style:style style:name="T26" style:family="text">
      <style:text-properties officeooo:rsid="0021e890"/>
    </style:style>
    <style:style style:name="T27" style:family="text">
      <style:text-properties officeooo:rsid="0022168c"/>
    </style:style>
    <style:style style:name="T28" style:family="text">
      <style:text-properties officeooo:rsid="002374d0"/>
    </style:style>
    <style:style style:name="T29" style:family="text">
      <style:text-properties officeooo:rsid="0024dd11"/>
    </style:style>
    <style:style style:name="T30" style:family="text">
      <style:text-properties officeooo:rsid="00289517"/>
    </style:style>
    <style:style style:name="T31" style:family="text">
      <style:text-properties officeooo:rsid="0029ce3f"/>
    </style:style>
    <style:style style:name="T32" style:family="text">
      <style:text-properties officeooo:rsid="0029f564"/>
    </style:style>
    <style:style style:name="T33" style:family="text">
      <style:text-properties officeooo:rsid="002a4fa7"/>
    </style:style>
    <style:style style:name="T34" style:family="text">
      <style:text-properties officeooo:rsid="00313ee2"/>
    </style:style>
    <style:style style:name="T35" style:family="text">
      <style:text-properties officeooo:rsid="0033b42a"/>
    </style:style>
    <style:style style:name="T36" style:family="text">
      <style:text-properties officeooo:rsid="003626d0"/>
    </style:style>
    <style:style style:name="T37" style:family="text">
      <style:text-properties officeooo:rsid="0038947e"/>
    </style:style>
    <style:style style:name="T38" style:family="text">
      <style:text-properties officeooo:rsid="0038b7c9"/>
    </style:style>
    <style:style style:name="T39" style:family="text">
      <style:text-properties officeooo:rsid="003d9f4a"/>
    </style:style>
    <style:style style:name="T40" style:family="text">
      <style:text-properties officeooo:rsid="003fa5d5"/>
    </style:style>
    <style:style style:name="T41" style:family="text">
      <style:text-properties officeooo:rsid="004213b6"/>
    </style:style>
    <style:style style:name="T42" style:family="text">
      <style:text-properties officeooo:rsid="00444d38"/>
    </style:style>
    <style:style style:name="T43" style:family="text">
      <style:text-properties officeooo:rsid="0045762c"/>
    </style:style>
    <style:style style:name="T44" style:family="text">
      <style:text-properties officeooo:rsid="004610ee"/>
    </style:style>
    <style:style style:name="T45" style:family="text">
      <style:text-properties officeooo:rsid="004850fa"/>
    </style:style>
    <style:style style:name="T46" style:family="text">
      <style:text-properties officeooo:rsid="004b6a74"/>
    </style:style>
    <style:style style:name="T47" style:family="text">
      <style:text-properties officeooo:rsid="004d35f9"/>
    </style:style>
    <style:style style:name="T48" style:family="text">
      <style:text-properties officeooo:rsid="004e5f3e"/>
    </style:style>
    <style:style style:name="T49" style:family="text">
      <style:text-properties officeooo:rsid="00504cab"/>
    </style:style>
    <style:style style:name="T50" style:family="text">
      <style:text-properties officeooo:rsid="005615eb"/>
    </style:style>
    <style:style style:name="T51" style:family="text">
      <style:text-properties officeooo:rsid="005b34aa"/>
    </style:style>
    <style:style style:name="T52" style:family="text">
      <style:text-properties officeooo:rsid="005d17e9"/>
    </style:style>
    <style:style style:name="T53" style:family="text">
      <style:text-properties officeooo:rsid="0061e055"/>
    </style:style>
    <style:style style:name="T54" style:family="text">
      <style:text-properties officeooo:rsid="00631639"/>
    </style:style>
    <style:style style:name="T55" style:family="text">
      <style:text-properties officeooo:rsid="00637c7f"/>
    </style:style>
    <style:style style:name="T56" style:family="text">
      <style:text-properties officeooo:rsid="00666ca2"/>
    </style:style>
    <style:style style:name="T57" style:family="text">
      <style:text-properties officeooo:rsid="0068c508"/>
    </style:style>
    <style:style style:name="T58" style:family="text">
      <style:text-properties officeooo:rsid="006a3271"/>
    </style:style>
    <style:style style:name="T59" style:family="text">
      <style:text-properties officeooo:rsid="007917ce"/>
    </style:style>
    <style:style style:name="T60" style:family="text">
      <style:text-properties officeooo:rsid="007d757c"/>
    </style:style>
    <style:style style:name="T61" style:family="text">
      <style:text-properties officeooo:rsid="007f1340"/>
    </style:style>
    <style:style style:name="T62" style:family="text">
      <style:text-properties officeooo:rsid="007fec55"/>
    </style:style>
    <style:style style:name="T63" style:family="text">
      <style:text-properties officeooo:rsid="008014a3"/>
    </style:style>
    <style:style style:name="T64" style:family="text">
      <style:text-properties officeooo:rsid="0081af82"/>
    </style:style>
    <style:style style:name="T65" style:family="text">
      <style:text-properties officeooo:rsid="0087d1cf"/>
    </style:style>
    <style:style style:name="T66" style:family="text">
      <style:text-properties officeooo:rsid="00888819"/>
    </style:style>
    <style:style style:name="T67" style:family="text">
      <style:text-properties officeooo:rsid="0089588d"/>
    </style:style>
    <style:style style:name="T68" style:family="text">
      <style:text-properties officeooo:rsid="008cad18"/>
    </style:style>
    <style:style style:name="T69" style:family="text">
      <style:text-properties officeooo:rsid="008e32fd"/>
    </style:style>
    <style:style style:name="T70" style:family="text">
      <style:text-properties officeooo:rsid="008fa06a"/>
    </style:style>
    <style:style style:name="T71" style:family="text">
      <style:text-properties style:text-line-through-style="solid"/>
    </style:style>
    <style:style style:name="T72" style:family="text">
      <style:text-properties officeooo:rsid="00947b35"/>
    </style:style>
    <style:style style:name="T73" style:family="text">
      <style:text-properties officeooo:rsid="00977fa5"/>
    </style:style>
    <style:style style:name="T74" style:family="text">
      <style:text-properties officeooo:rsid="00995553"/>
    </style:style>
    <style:style style:name="T75" style:family="text">
      <style:text-properties officeooo:rsid="009b27ac"/>
    </style:style>
    <style:style style:name="T76" style:family="text">
      <style:text-properties officeooo:rsid="009b8a72"/>
    </style:style>
    <style:style style:name="T77" style:family="text">
      <style:text-properties officeooo:rsid="009cf30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141"><text:a xlink:type="simple" xlink:href="#__RefHeading__110_1321872916" text:style-name="Index_20_Link" text:visited-style-name="Index_20_Link">минипортал, общие сведения<text:tab/>1</text:a></text:p>
          <text:p text:style-name="P141"><text:a xlink:type="simple" xlink:href="#__RefHeading__112_1321872916" text:style-name="Index_20_Link" text:visited-style-name="Index_20_Link">Кнопка «Добавить»<text:tab/>1</text:a></text:p>
          <text:p text:style-name="P142"><text:a xlink:type="simple" xlink:href="#__RefHeading__633_933557812" text:style-name="Index_20_Link" text:visited-style-name="Index_20_Link">меню кнопки «добавить»<text:tab/>1</text:a></text:p>
          <text:p text:style-name="P142"><text:a xlink:type="simple" xlink:href="#__RefHeading__664_2074710907" text:style-name="Index_20_Link" text:visited-style-name="Index_20_Link">добавление слоя в карту<text:tab/>1</text:a></text:p>
          <text:p text:style-name="P143"><text:a xlink:type="simple" xlink:href="#__RefHeading__1114_1355555241" text:style-name="Index_20_Link" text:visited-style-name="Index_20_Link">проверка прокси<text:tab/>1</text:a></text:p>
          <text:p text:style-name="P143"><text:a xlink:type="simple" xlink:href="#__RefHeading__961_1301143750" text:style-name="Index_20_Link" text:visited-style-name="Index_20_Link">Итак, легенда.<text:tab/>1</text:a></text:p>
          <text:p text:style-name="P143"><text:a xlink:type="simple" xlink:href="#__RefHeading__984_1341828200" text:style-name="Index_20_Link" text:visited-style-name="Index_20_Link">определение типа слоя по URL<text:tab/>2</text:a></text:p>
          <text:p text:style-name="P142"><text:a xlink:type="simple" xlink:href="#__RefHeading__1106_1355555241" text:style-name="Index_20_Link" text:visited-style-name="Index_20_Link">слой добавлять в новый TOC<text:tab/>2</text:a></text:p>
          <text:p text:style-name="P142"><text:a xlink:type="simple" xlink:href="#__RefHeading__983_1049647824" text:style-name="Index_20_Link" text:visited-style-name="Index_20_Link">сделать срабатывание диалог.окна по нажатию Enter<text:tab/>2</text:a></text:p>
          <text:p text:style-name="P142"><text:a xlink:type="simple" xlink:href="#__RefHeading__1112_1355555241" text:style-name="Index_20_Link" text:visited-style-name="Index_20_Link">документация<text:tab/>2</text:a></text:p>
          <text:p text:style-name="P141"><text:a xlink:type="simple" xlink:href="#__RefHeading__1108_1355555241" text:style-name="Index_20_Link" text:visited-style-name="Index_20_Link">Библиотека слоев<text:tab/>2</text:a></text:p>
          <text:p text:style-name="P142"><text:a xlink:type="simple" xlink:href="#__RefHeading__1242_1528059113" text:style-name="Index_20_Link" text:visited-style-name="Index_20_Link">поправки<text:tab/>2</text:a></text:p>
          <text:p text:style-name="P142"><text:a xlink:type="simple" xlink:href="#__RefHeading__3963_231950372" text:style-name="Index_20_Link" text:visited-style-name="Index_20_Link">документация<text:tab/>2</text:a></text:p>
          <text:p text:style-name="P141"><text:a xlink:type="simple" xlink:href="#__RefHeading__1244_1528059113" text:style-name="Index_20_Link" text:visited-style-name="Index_20_Link">AGS DIR<text:tab/>2</text:a></text:p>
          <text:p text:style-name="P141"><text:a xlink:type="simple" xlink:href="#__RefHeading__1354_1817799289" text:style-name="Index_20_Link" text:visited-style-name="Index_20_Link">Кастрация / emasculation<text:tab/>2</text:a></text:p>
          <text:p text:style-name="P141"><text:a xlink:type="simple" xlink:href="#__RefHeading__1298_490028269" text:style-name="Index_20_Link" text:visited-style-name="Index_20_Link">TODO<text:tab/>2</text:a></text:p>
          <text:p text:style-name="P141"><text:a xlink:type="simple" xlink:href="#__RefHeading__963_1301143750" text:style-name="Index_20_Link" text:visited-style-name="Index_20_Link">как сделать dojo module<text:tab/>2</text:a></text:p>
          <text:p text:style-name="P141"><text:a xlink:type="simple" xlink:href="#__RefHeading__970_684330033" text:style-name="Index_20_Link" text:visited-style-name="Index_20_Link">Как сделать виджет<text:tab/>2</text:a></text:p>
        </text:index-body>
      </text:table-of-content>
      <text:p text:style-name="P37"/>
      <text:h text:style-name="P162" text:outline-level="1"><text:bookmark-start text:name="__RefHeading__110_1321872916"/>минипортал<text:span text:style-name="T28">, </text:span><text:span text:style-name="T29">общие сведения</text:span><text:bookmark-end text:name="__RefHeading__110_1321872916"/></text:h>
      <text:p text:style-name="P38">Проект «минипортал», предводитель — Виталик.</text:p>
      <text:p text:style-name="P38"/>
      <text:p text:style-name="P6">проект:</text:p>
      <text:p text:style-name="P1"><text:a xlink:type="simple" xlink:href="http://dev.algis.com/tracmain/wiki/miniportal"><text:span text:style-name="T1">http://dev.algis.com/tracmain/wiki/miniportal</text:span></text:a></text:p>
      <text:p text:style-name="P66"/>
      <text:p text:style-name="P66">доступ к платформе</text:p>
      <text:p text:style-name="P66">\\sqz2\vshare\_td\cgis.allgis.org.rdp</text:p>
      <text:p text:style-name="P66"><text:s text:c="4"/>Administrator:admin123!</text:p>
      <text:p text:style-name="P66"/>
      <text:p text:style-name="P66">прототип</text:p>
      <text:p text:style-name="P1"><text:span text:style-name="T1"><text:s text:c="4"/></text:span><text:a xlink:type="simple" xlink:href="http://www.arcgis.com/home/webmap/viewer.html"><text:span text:style-name="T1">http://www.arcgis.com/home/webmap/viewer.html</text:span></text:a></text:p>
      <text:p text:style-name="P66"/>
      <text:p text:style-name="P66">моя задача</text:p>
      <text:p text:style-name="P66">кнопку «добавить»</text:p>
      <text:p text:style-name="P66"/>
      <text:p text:style-name="P66">репозиторий кода</text:p>
      <text:p text:style-name="P66"><text:s text:c="4"/>\\mservlin\programmer\GIT\miniportal\</text:p>
      <text:p text:style-name="P66"><text:s text:c="4"/>c:\Inetpub\wwwroot\miniportal\</text:p>
      <text:p text:style-name="P66"/>
      <text:p text:style-name="P66">локальное приложение</text:p>
      <text:p text:style-name="P1"><text:span text:style-name="T1"><text:s text:c="4"/></text:span><text:a xlink:type="simple" xlink:href="http://localhost:8088/miniportal/index.html"><text:span text:style-name="T1">http://localhost:8088/miniportal/index.html</text:span></text:a></text:p>
      <text:p text:style-name="P66"/>
      <text:p text:style-name="P66">ресурсы Есри:</text:p>
      <text:p text:style-name="P1"><text:a xlink:type="simple" xlink:href="http://developers.arcgis.com/en/javascript/sandbox/sandbox.html"><text:span text:style-name="T1">http://developers.arcgis.com/en/javascript/sandbox/sandbox.html</text:span></text:a></text:p>
      <text:p text:style-name="P1"><text:a xlink:type="simple" xlink:href="http://www.arcgis.com/home/webmap/viewer.htm"><text:span text:style-name="T1">http://www.arcgis.com/home/webmap/viewer.htm</text:span></text:a><text:span text:style-name="T1"> </text:span></text:p>
      <text:p text:style-name="P66"/>
      <text:p text:style-name="P67"><text:a xlink:type="simple" xlink:href="https://developers.arcgis.com/en/javascript/jsapi/api_codeassist.html"><text:span text:style-name="T42">https://developers.arcgis.com/en/javascript/jsapi/api_codeassist.html</text:span></text:a></text:p>
      <text:p text:style-name="P67"><text:a xlink:type="simple" xlink:href="https://developers.arcgis.com/en/javascript/jshelp/intro_devenv.html"><text:span text:style-name="T42">https://developers.arcgis.com/en/javascript/jshelp/intro_devenv.html</text:span></text:a></text:p>
      <text:p text:style-name="P90"/>
      <text:h text:style-name="P157" text:outline-level="1"><text:bookmark-start text:name="__RefHeading__112_1321872916"/>Кнопка «Добавить»<text:bookmark-end text:name="__RefHeading__112_1321872916"/></text:h>
      <text:p text:style-name="P68">берем наш прототип</text:p>
      <text:p text:style-name="P2"><text:a xlink:type="simple" xlink:href="http://localhost:8088/miniportal/index.html"><text:span text:style-name="T2">http://localhost:8088/miniportal/index.html</text:span></text:a></text:p>
      <text:p text:style-name="P68">и смотрим, как туда добавляются кнопки в тулбар</text:p>
      <text:p text:style-name="P69">внутри тега</text:p>
      <text:p text:style-name="Preformatted_20_Text"><text:span text:style-name="T3">&lt;div id="webmap-toolbar-center"&gt; <text:s/>... </text:span><text:span text:style-name="T4">&lt;/div&gt;</text:span></text:p>
      <text:p text:style-name="P7">находится тег</text:p>
      <text:p text:style-name="Preformatted_20_Text"><text:span text:style-name="T3">&lt;div class="esriPrint"&gt;... </text:span><text:span text:style-name="T4">&lt;/div&gt;</text:span></text:p>
      <text:p text:style-name="P3"><text:span text:style-name="T3">содержащий кнопку «</text:span><text:span text:style-name="T4">Print</text:span><text:span text:style-name="T3">»</text:span></text:p>
      <text:p text:style-name="P7">Очевидно, по такому же принципу должна работать кнопка «Добавить»</text:p>
      <text:p text:style-name="P8">В шаблоне</text:p>
      <text:p text:style-name="P8">c:\Inetpub\wwwroot\miniportal\index.html</text:p>
      <text:p text:style-name="P8">обнаружены только плейсхолдеры</text:p>
      <text:p text:style-name="P107"><text:span text:style-name="T15"><text:s text:c="12"/>&lt;div data-dojo-type="dijit.Toolbar"&gt;<text:line-break/> <text:s text:c="13"/>&lt;div id="webmap-toolbar-left"&gt;<text:line-break/> <text:s text:c="15"/>&lt;!--Toolbar buttons (Legend, Details, Edit) created </text:span><text:span text:style-name="T15">dynamically--&gt;<text:line-break/> <text:s text:c="13"/>&lt;/div&gt;<text:line-break/></text:span><text:span text:style-name="T15"> <text:s text:c="13"/>&lt;div id="webmap-toolbar-right"&gt;<text:line-break/> <text:s text:c="15"/>&lt;!--create the search tool--&gt;<text:line-break/> <text:s text:c="13"/>&lt;/div&gt;<text:line-break/></text:span><text:span text:style-name="T15"> <text:s text:c="13"/>&lt;div id="webmap-toolbar-center"&gt;<text:line-break/> <text:s text:c="15"/>&lt;!--Basemap,measure,share,time and layer list tools added if enabled--&gt;<text:line-break/> <text:s text:c="13"/>&lt;/div&gt;<text:line-break/> <text:s text:c="11"/>&lt;/div&gt;</text:span></text:p>
      <text:p text:style-name="P9">что намекает нам: в тулбар кнопки добавляются скриптом на основе некоей конфигурации.</text:p>
      <text:p text:style-name="P10">В файле</text:p>
      <text:p text:style-name="P11">C:\Inetpub\wwwroot\miniportal\javascript\layout.js</text:p>
      <text:p text:style-name="P10">видно, как добавляются в тулбар элементы</text:p>
      <text:p text:style-name="P109">dojo.byId('webmap-toolbar-center').appendChild(button.domNode);</text:p>
      <text:p text:style-name="P14">Например, посмотрим, как выглядит функция добавления социальных кнопок</text:p>
      <text:p text:style-name="P108"><text:span text:style-name="T17">function createSocialLinks() {</text:span><text:span text:style-name="T16"><text:line-break/> //extend the menu item so the &lt;/a&gt; links are clickable <text:line-break/> dojo.provide('dijit.anchorMenuItem');<text:line-break/><text:line-break/> dojo.declare('dijit.anchorMenuItem', dijit.MenuItem, {<text:line-break/> _onClick: function (evt) {<text:line-break/> this.firstChild.click(this, evt);<text:line-break/> }<text:line-break/> });<text:line-break/> //create a dropdown button to display the menu<text:line-break/> //build a menu with a list of sharing options <text:line-break/> </text:span><text:span text:style-name="T17">var menu = new dijit.Menu({</text:span><text:span text:style-name="T16"><text:line-break/> id: 'socialMenu',<text:line-break/> style: 'display:none;'<text:line-break/> });<text:line-break/><text:line-break/></text:span><text:span text:style-name="T17"> menu.addChild(new dijit.anchorMenuItem({</text:span><text:span text:style-name="T16"><text:line-break/> label: esri.substitute({<text:line-break/> email_text: i18n.tools.share.menu.email.label<text:line-break/> }, "&lt;a id='mailLink' target='_blank' class='iconLink'&gt;${email_text}&lt;/a&gt;"),<text:line-break/> iconClass: "emailIcon",<text:line-break/> disabled: true<text:line-break/> }));</text:span></text:p>
      <text:p text:style-name="P108"><text:span text:style-name="T16">...<text:line-break/> //create dropdown button to display menu<text:line-break/></text:span><text:span text:style-name="T17"> var menuButton = new dijit.form.DropDownButton</text:span><text:span text:style-name="T16">({<text:line-break/> label: i18n.tools.share.label,<text:line-break/> id: 'shareButton',<text:line-break/> title: i18n.tools.share.title,<text:line-break/> dropDown: menu,<text:line-break/> iconClass: 'esriLinkIcon'<text:line-break/> });<text:line-break/> menuButton.startup();<text:line-break/><text:line-break/> </text:span><text:span text:style-name="T17">dojo.byId('webmap-toolbar-center').appendChild(menuButton.domNode);</text:span><text:span text:style-name="T16"><text:line-break/> dojo.connect(menuButton, 'onClick', function () {<text:line-break/> <text:s text:c="7"/>updateLinkUrls();<text:line-break/> <text:s text:c="3"/>});<text:line-break/></text:span><text:span text:style-name="T16">}</text:span></text:p>
      <text:p text:style-name="P15">а вызов это функции</text:p>
      <text:p text:style-name="P110"><text:s text:c="4"/>if (configOptions.displayshare === true) {<text:line-break/> <text:s text:c="7"/>createSocialLinks();<text:line-break/> <text:s text:c="3"/>}</text:p>
      <text:p text:style-name="P15">находится внутри</text:p>
      <text:p text:style-name="P111">function initUI(response) {</text:p>
      <text:p text:style-name="P16">также, конфигурация кнопок находится тут</text:p>
      <text:p text:style-name="P16">C:\Inetpub\wwwroot\miniportal\configuration_panel.js</text:p>
      <text:p text:style-name="P16">и тут</text:p>
      <text:p text:style-name="P16">c:\Inetpub\wwwroot\miniportal\index.html</text:p>
      <text:p text:style-name="P16"/>
      <text:p text:style-name="P17">В итоге, добавленная кнопка делается через такой дифф</text:p>
      <text:p text:style-name="P113">C:\Inetpub\wwwroot\miniportal\configuration_panel.js</text:p>
      <text:p text:style-name="P115">@@ -122,10 +122,16 @@</text:p>
      <text:p text:style-name="P115"><text:s text:c="16"/>"label":"Share",</text:p>
      <text:p text:style-name="P115"><text:s text:c="16"/>"tooltip":""</text:p>
      <text:p text:style-name="P115"><text:s text:c="13"/>},</text:p>
      <text:p text:style-name="P115"><text:s text:c="13"/>{</text:p>
      <text:p text:style-name="P115"><text:s text:c="16"/>"type":"boolean",</text:p>
      <text:p text:style-name="P115">+ <text:s text:c="14"/>"fieldName":"displayaddlayer",</text:p>
      <text:p text:style-name="P115">+ <text:s text:c="14"/>"label":"Add layer",</text:p>
      <text:p text:style-name="P115">+ <text:s text:c="14"/>"tooltip":"Добавить произвольный слой к карте"</text:p>
      <text:p text:style-name="P115">+ <text:s text:c="11"/>},</text:p>
      <text:p text:style-name="P115">+ <text:s text:c="11"/>{</text:p>
      <text:p text:style-name="P115">+ <text:s text:c="14"/>"type":"boolean",</text:p>
      <text:p text:style-name="P115"><text:s text:c="16"/>"fieldName":"displayelevation",</text:p>
      <text:p text:style-name="P115"><text:s text:c="16"/>"label":"Elevation",</text:p>
      <text:p text:style-name="P115"><text:s text:c="16"/>"tooltip":"Display an elevation profile for a measured line. Note the measure tool must be displayed."</text:p>
      <text:p text:style-name="P115"><text:s text:c="13"/>},</text:p>
      <text:p text:style-name="P115"><text:s text:c="13"/>{</text:p>
      <text:p text:style-name="P115">@@ -183,10 +189,11 @@</text:p>
      <text:p text:style-name="P115"><text:s text:c="4"/>"values":{</text:p>
      <text:p text:style-name="P115"><text:s text:c="7"/>"theme":"gray",</text:p>
      <text:p text:style-name="P115"><text:s text:c="7"/>"searchextent":false,</text:p>
      <text:p text:style-name="P115"><text:s text:c="7"/>"displaymeasure":true,</text:p>
      <text:p text:style-name="P115"><text:s text:c="7"/>"displayshare":true,</text:p>
      <text:p text:style-name="P115">+ <text:s text:c="5"/>"displayaddlayer":true,</text:p>
      <text:p text:style-name="P115"><text:s text:c="7"/>"displayoverviewmap":true,</text:p>
      <text:p text:style-name="P115"><text:s text:c="7"/>"displayeditor":true,</text:p>
      <text:p text:style-name="P115"><text:s text:c="7"/>"displaytimeslider":true,</text:p>
      <text:p text:style-name="P115"><text:s text:c="7"/>"displayprintlegend":false,</text:p>
      <text:p text:style-name="P115"><text:s text:c="7"/>"displayprint":true,</text:p>
      <text:p text:style-name="P113"/>
      <text:p text:style-name="P113">c:\Inetpub\wwwroot\miniportal\index.html</text:p>
      <text:p text:style-name="P115"><text:s text:c="9"/>displayelevation: false,</text:p>
      <text:p text:style-name="P115"><text:s text:c="9"/>//This option is used when the elevation chart is displayed to control what is displayed when users mouse over or touch the chart. When true, elevation gain/loss will be shown from the first location to the location under the cursor/finger.</text:p>
      <text:p text:style-name="P115"><text:s text:c="9"/>showelevationdifference: false,</text:p>
      <text:p text:style-name="P115"><text:s text:c="9"/>displayscalebar: true,</text:p>
      <text:p text:style-name="P115"><text:s text:c="9"/>displayshare: true,</text:p>
      <text:p text:style-name="P115">+ <text:s text:c="7"/>displayaddlayer: true,</text:p>
      <text:p text:style-name="P115"><text:s text:c="9"/>//Set to true to display the left panel on startup. The left panel can contain the legend, details and editor. Set to true to</text:p>
      <text:p text:style-name="P115"><text:s text:c="9"/>//hide left panel on initial startup. 2</text:p>
      <text:p text:style-name="P115"><text:s text:c="9"/>leftPanelVisibility: true,</text:p>
      <text:p text:style-name="P115"><text:s text:c="9"/>//If the webmap uses Bing Maps data, you will need to provide your Bing Maps Key</text:p>
      <text:p text:style-name="P115"><text:s text:c="9"/>bingmapskey: commonConfig.bingMapsKey,</text:p>
      <text:p text:style-name="P114"/>
      <text:p text:style-name="P114">C:\Inetpub\wwwroot\miniportal\javascript\layout.js</text:p>
      <text:p text:style-name="P116">@@ -50,10 +50,11 @@ function initMap(options) {</text:p>
      <text:p text:style-name="P116"><text:s text:c="5"/>}</text:p>
      <text:p text:style-name="P116"><text:s/></text:p>
      <text:p text:style-name="P116"><text:s text:c="5"/>configOptions.displaytitle = (configOptions.displaytitle === "true" || configOptions.displaytitle === true) ? true : false;</text:p>
      <text:p text:style-name="P116"><text:s text:c="5"/>configOptions.displaymeasure = (configOptions.displaymeasure === "true" || configOptions.displaymeasure === true) ? true : false;</text:p>
      <text:p text:style-name="P116"><text:s text:c="5"/>configOptions.displayshare = (configOptions.displayshare === "true" || configOptions.displayshare === true) ? true : false;</text:p>
      <text:p text:style-name="P116">+ <text:s text:c="3"/>configOptions.displayaddlayer = (configOptions.displayaddlayer === "true" || configOptions.displayaddlayer === true) ? true : false;</text:p>
      <text:p text:style-name="P116"><text:s text:c="5"/>configOptions.displaybasemaps = (configOptions.displaybasemaps === "true" || configOptions.displaybasemaps === true) ? true : false;</text:p>
      <text:p text:style-name="P116"><text:s text:c="5"/>configOptions.displayoverviewmap = (configOptions.displayoverviewmap === "true" || configOptions.displayoverviewmap === true) ? true : false;</text:p>
      <text:p text:style-name="P116"><text:s text:c="5"/>configOptions.displayeditor = (configOptions.displayeditor === "true" || configOptions.displayeditor === true) ? true : false;</text:p>
      <text:p text:style-name="P116"><text:s text:c="5"/>configOptions.displaylegend = (configOptions.displaylegend === "true" || configOptions.displaylegend === true) ? true : false;</text:p>
      <text:p text:style-name="P116"><text:s text:c="5"/>configOptions.displaysearch = (configOptions.displaysearch === "true" || configOptions.displaysearch === true) ? true : false;</text:p>
      <text:p text:style-name="P115"/>
      <text:p text:style-name="P116">@@ -467,25 +468,30 @@ function initUI(response) {</text:p>
      <text:p text:style-name="P116"><text:s text:c="13"/>}</text:p>
      <text:p text:style-name="P116"><text:s/></text:p>
      <text:p text:style-name="P116"><text:s text:c="9"/>}</text:p>
      <text:p text:style-name="P116"><text:s text:c="5"/>}</text:p>
      <text:p text:style-name="P116"><text:s/></text:p>
      <text:p text:style-name="P116">- <text:s text:c="3"/>//Display the share dialog if enabled </text:p>
      <text:p text:style-name="P116">+ <text:s text:c="3"/>//Display the share dialog if enabled</text:p>
      <text:p text:style-name="P116"><text:s text:c="5"/>if (configOptions.displayshare === true) {</text:p>
      <text:p text:style-name="P116"><text:s text:c="9"/>createSocialLinks();</text:p>
      <text:p text:style-name="P116"><text:s text:c="5"/>}</text:p>
      <text:p text:style-name="P116"><text:s/></text:p>
      <text:p text:style-name="P116">- <text:s text:c="3"/>//resize the border container </text:p>
      <text:p text:style-name="P116">+ <text:s text:c="3"/>// Display 'add layer' button if enabled</text:p>
      <text:p text:style-name="P116">+ <text:s text:c="3"/>if (configOptions.displayaddlayer === true) {</text:p>
      <text:p text:style-name="P116">+ <text:s text:c="7"/>createAddLayerMenu();</text:p>
      <text:p text:style-name="P116">+ <text:s text:c="3"/>}</text:p>
      <text:p text:style-name="P116">+</text:p>
      <text:p text:style-name="P116">+ <text:s text:c="3"/>//resize the border container</text:p>
      <text:p text:style-name="P116"><text:s text:c="5"/>dijit.byId('bc').resize();</text:p>
      <text:p text:style-name="P116"/>
      <text:p text:style-name="P117">@@ -613,10 +619,23 @@ function updateLinkUrls() {</text:p>
      <text:p text:style-name="P117"><text:s/></text:p>
      <text:p text:style-name="P117"><text:s text:c="5"/>dijit.byId("shareButton").focus();</text:p>
      <text:p text:style-name="P117"><text:s/></text:p>
      <text:p text:style-name="P117"><text:s/>}</text:p>
      <text:p text:style-name="P117"><text:s/></text:p>
      <text:p text:style-name="P117">+</text:p>
      <text:p text:style-name="P117">+// update addLayer menu</text:p>
      <text:p text:style-name="P117">+function updateAddLayerMenu() {</text:p>
      <text:p text:style-name="P117">+ <text:s text:c="3"/>//enable menu items now that links are working</text:p>
      <text:p text:style-name="P117">+ <text:s text:c="3"/>var menu = dijit.byId('addLayerMenu');</text:p>
      <text:p text:style-name="P117">+ <text:s text:c="3"/>dojo.forEach(menu.getChildren(), function (item) {</text:p>
      <text:p text:style-name="P117">+ <text:s text:c="7"/>item.set("disabled", false);</text:p>
      <text:p text:style-name="P117">+ <text:s text:c="3"/>});</text:p>
      <text:p text:style-name="P117">+</text:p>
      <text:p text:style-name="P117">+ <text:s text:c="3"/>dijit.byId("addLayerButton").focus();</text:p>
      <text:p text:style-name="P117">+} // updateAddLayerMenu()</text:p>
      <text:p text:style-name="P117">+</text:p>
      <text:p text:style-name="P117">+</text:p>
      <text:p text:style-name="P117"/>
      <text:p text:style-name="P118">@@ -1225,22 +1244,72 @@ function disablePopups() {</text:p>
      <text:p text:style-name="P118"><text:s text:c="5"/>if (clickHandler) {</text:p>
      <text:p text:style-name="P118"><text:s text:c="9"/>dojo.disconnect(clickHandler);</text:p>
      <text:p text:style-name="P118"><text:s text:c="5"/>}</text:p>
      <text:p text:style-name="P118"><text:s/>}</text:p>
      <text:p text:style-name="P118"><text:s/></text:p>
      <text:p text:style-name="P118">+</text:p>
      <text:p text:style-name="P118">+// Create menu of addLayer options</text:p>
      <text:p text:style-name="P118">+function createAddLayerMenu() {</text:p>
      <text:p text:style-name="P118">+ <text:s text:c="3"/>//extend the menu item so the &lt;/a&gt; links are clickable</text:p>
      <text:p text:style-name="P118">+ <text:s text:c="3"/>dojo.provide('dijit.anchorMenuItem');</text:p>
      <text:p text:style-name="P118">+</text:p>
      <text:p text:style-name="P118">+ <text:s text:c="3"/>dojo.declare('dijit.anchorMenuItem', dijit.MenuItem, {</text:p>
      <text:p text:style-name="P118">+ <text:s text:c="7"/>_onClick: function (evt) {</text:p>
      <text:p text:style-name="P118">+ <text:s text:c="11"/>this.firstChild.click(this, evt);</text:p>
      <text:p text:style-name="P118">+ <text:s text:c="7"/>}</text:p>
      <text:p text:style-name="P118">+ <text:s text:c="3"/>});</text:p>
      <text:p text:style-name="P118">+</text:p>
      <text:p text:style-name="P118">+ <text:s text:c="3"/>//create a dropdown button to display the menu</text:p>
      <text:p text:style-name="P118">+ <text:s text:c="3"/>//build a menu with a list of sharing options</text:p>
      <text:p text:style-name="P118">+ <text:s text:c="3"/>var menu = new dijit.Menu({</text:p>
      <text:p text:style-name="P118">+ <text:s text:c="7"/>id: 'addLayerMenu',</text:p>
      <text:p text:style-name="P118">+ <text:s text:c="7"/>style: 'display:none;'</text:p>
      <text:p text:style-name="P118">+ <text:s text:c="3"/>});</text:p>
      <text:p text:style-name="P118">+</text:p>
      <text:p text:style-name="P118">+ <text:s text:c="3"/>menu.addChild(new dijit.anchorMenuItem({</text:p>
      <text:p text:style-name="P118">+ <text:s text:c="7"/>label: esri.substitute({</text:p>
      <text:p text:style-name="P118">+ <text:s text:c="11"/>text: "Поиск слоев"</text:p>
      <text:p text:style-name="P118">+ <text:s text:c="7"/>}, "&lt;a id='addLayerFromSearch' target='_blank' class='iconLink'&gt;${text}&lt;/a&gt;"),</text:p>
      <text:p text:style-name="P118">+ <text:s text:c="7"/>iconClass: "esriLinkIcon",</text:p>
      <text:p text:style-name="P118">+ <text:s text:c="7"/>disabled: false</text:p>
      <text:p text:style-name="P118">+ <text:s text:c="3"/>}));</text:p>
      <text:p text:style-name="P118">+ <text:s text:c="3"/>menu.addChild(new dijit.anchorMenuItem({</text:p>
      <text:p text:style-name="P118">+ <text:s text:c="7"/>label: esri.substitute({</text:p>
      <text:p text:style-name="P118">+ <text:s text:c="11"/>text: "Добавить слой из Интернета"</text:p>
      <text:p text:style-name="P118">+ <text:s text:c="7"/>}, "&lt;a id='addLayerFromInet' target='_blank' class='iconLink'&gt;${text}&lt;/a&gt;"),</text:p>
      <text:p text:style-name="P118">+ <text:s text:c="7"/>iconClass: "esriLinkIcon",</text:p>
      <text:p text:style-name="P118">+ <text:s text:c="7"/>disabled: false</text:p>
      <text:p text:style-name="P118">+ <text:s text:c="3"/>}));</text:p>
      <text:p text:style-name="P118">+ <text:s text:c="3"/>//create dropdown button to display menu</text:p>
      <text:p text:style-name="P118">+ <text:s text:c="3"/>var menuButton = new dijit.form.DropDownButton({</text:p>
      <text:p text:style-name="P118">+ <text:s text:c="7"/>label: "Добавить",</text:p>
      <text:p text:style-name="P118">+ <text:s text:c="7"/>id: 'addLayerButton',</text:p>
      <text:p text:style-name="P118">+ <text:s text:c="7"/>title: "Добавить слой",</text:p>
      <text:p text:style-name="P118">+ <text:s text:c="7"/>dropDown: menu,</text:p>
      <text:p text:style-name="P118">+ <text:s text:c="7"/>iconClass: 'esriLinkIcon'</text:p>
      <text:p text:style-name="P118">+ <text:s text:c="3"/>});</text:p>
      <text:p text:style-name="P118">+ <text:s text:c="3"/>menuButton.startup();</text:p>
      <text:p text:style-name="P118">+</text:p>
      <text:p text:style-name="P118">+ <text:s text:c="3"/>dojo.byId('webmap-toolbar-center').appendChild(menuButton.domNode);</text:p>
      <text:p text:style-name="P118">+ <text:s text:c="3"/>dojo.connect(menuButton, 'onClick', function () {</text:p>
      <text:p text:style-name="P118">+ <text:s text:c="7"/>updateAddLayerMenu();</text:p>
      <text:p text:style-name="P118">+ <text:s text:c="3"/>});</text:p>
      <text:p text:style-name="P118">+} // createAddLayerMenu()</text:p>
      <text:p text:style-name="P18">Работать — не работает, но меню и кнопки показывает.</text:p>
      <text:p text:style-name="P18"/>
      <text:p text:style-name="P5"><text:span text:style-name="T26">Надо сделать так, чтобы кнопки вызывали появление </text:span><text:span text:style-name="T27">блокирующих</text:span><text:span text:style-name="T26"> диалоговы</text:span><text:span text:style-name="T27">х</text:span><text:span text:style-name="T26"> окон (или панелей сбоку).</text:span></text:p>
      <text:h text:style-name="P163" text:outline-level="2"><text:bookmark-start text:name="__RefHeading__633_933557812"/>меню кнопки «добавить»<text:bookmark-end text:name="__RefHeading__633_933557812"/></text:h>
      <text:p text:style-name="P25">выбор пункта из меню, выпадающего после тыка в кнопку «добавить», должен приводить к появлению модального (блокирующего) окна.</text:p>
      <text:p text:style-name="P19"><text:a xlink:type="simple" xlink:href="http://dojotoolkit.org/reference-guide/1.9/dijit/form/DropDownButton.html#dijit-form-dropdownbutton"><text:span text:style-name="T30">http://dojotoolkit.org/reference-guide/1.9/dijit/form/DropDownButton.html#dijit-form-</text:span></text:a><text:a xlink:type="simple" xlink:href="http://dojotoolkit.org/reference-guide/1.9/dijit/form/DropDownButton.html#dijit-form-dropdownbutton"><text:span text:style-name="T30">dropdownbutton</text:span></text:a></text:p>
      <text:p text:style-name="P26"/>
      <text:p text:style-name="P27">а иконки к кнопкам можно выбирать из списка</text:p>
      <text:p text:style-name="P20"><text:a xlink:type="simple" xlink:href="http://www.javaexperience.com/list-of-button-icons-in-dojo/"><text:span text:style-name="T31">http://www.javaexperience.com/list-of-button-icons-in-dojo/</text:span></text:a></text:p>
      <text:p text:style-name="P27"/>
      <text:p text:style-name="P28">диалоговые окна</text:p>
      <text:p text:style-name="P21"><text:a xlink:type="simple" xlink:href="http://dojotoolkit.org/reference-guide/1.8/dijit/Dialog.html"><text:span text:style-name="T32">http://dojotoolkit.org/reference-guide/1.8/dijit/Dialog.html</text:span></text:a></text:p>
      <text:p text:style-name="P28"/>
      <text:p text:style-name="P22"><text:span text:style-name="T33">сам код диалогового окна надо бы оформить в виде виджета, наподобие «</text:span><text:span text:style-name="T5">Measure</text:span><text:span text:style-name="T33">»</text:span></text:p>
      <text:p text:style-name="P29"/>
      <text:p text:style-name="P30">обработка пользовательского ввода</text:p>
      <text:p text:style-name="P119">&lt;div data-dojo-type="dijit/Dialog" data-dojo-id="addLayersFromWebUI" title="Добавить слой из Интернета"<text:line-break/> <text:s text:c="3"/>execute="procAddLayersFromWebUI(arguments[0]);"&gt;</text:p>
      <text:p text:style-name="P79">и в яваскрипте</text:p>
      <text:p text:style-name="P119">dojo.require("dojo.json");</text:p>
      <text:p text:style-name="P119">function procAddLayersFromWebUI(formdata) {<text:line-break/> <text:s text:c="4"/>alert('procAddLayersFromWebUI: \n' + dojo.json.stringify(formdata));<text:line-break/>}</text:p>
      <text:p text:style-name="P80">распечатывает нечто вроде</text:p>
      <text:p text:style-name="P120">procAddLayersFromWebUI: {"selectALUIType":"agsWS","textALUIURL":"http://&lt;MyServerName&gt;/ArcGIS/rest/services/&lt;MyServiceName&gt;"}</text:p>
      <text:p text:style-name="P80"/>
      <text:h text:style-name="P164" text:outline-level="2"><text:bookmark-start text:name="__RefHeading__664_2074710907"/>добавление слоя в карту<text:bookmark-end text:name="__RefHeading__664_2074710907"/></text:h>
      <text:p text:style-name="P78"><text:a xlink:type="simple" xlink:href="https://developers.arcgis.com/en/javascript/jsapi/map.html#addlayer"><text:span text:style-name="T34">https://developers.arcgis.com/en/javascript/jsapi/map.html#addlayer</text:span></text:a></text:p>
      <text:p text:style-name="P86"><text:a xlink:type="simple" xlink:href="https://developers.arcgis.com/en/javascript/jsapi/arcgisdynamicmapservicelayer-amd.html#arcgisdynamicmapservicelayer1"><text:span text:style-name="T41">https://developers.arcgis.com/en/javascript/jsapi/arcgisdynamicmapservicelayer-amd.html#arcgisdynamicmapservicelayer1</text:span></text:a></text:p>
      <text:p text:style-name="P91"/>
      <text:p text:style-name="P81"><text:a xlink:type="simple" xlink:href="http://sampleserver3.arcgisonline.com/ArcGIS/rest/services/Petroleum/KSPetro/MapServer">http://sampleserver3.arcgisonline.com/ArcGIS/rest/services/Petroleum/KSPetro/MapServer</text:a></text:p>
      <text:p text:style-name="P81"><text:a xlink:type="simple" xlink:href="http://sampleserver3.arcgisonline.com/ArcGIS/rest/services/Petroleum/KSPetro/MapServer/1">http://sampleserver3.arcgisonline.com/ArcGIS/rest/services/Petroleum/KSPetro/MapServer/1</text:a></text:p>
      <text:p text:style-name="P81"/>
      <text:p text:style-name="P82"><text:a xlink:type="simple" xlink:href="http://map.govvrn.ru/ArcGIS/rest/services/AdmDelenie/MapServer"><text:span text:style-name="T35">http://map.govvrn.ru/ArcGIS/rest/services/AdmDelenie/MapServer</text:span></text:a></text:p>
      <text:p text:style-name="P82"><text:a xlink:type="simple" xlink:href="http://map.govvrn.ru/ArcGIS/rest/services/Zemuch/MapServer"><text:span text:style-name="T35">http://map.govvrn.ru/ArcGIS/rest/services/Zemuch/MapServer</text:span></text:a></text:p>
      <text:p text:style-name="P82"><text:a xlink:type="simple" xlink:href="http://map.govvrn.ru/ArcGIS/rest/services/Administr/FeatureServer/1"><text:span text:style-name="T35">http://map.govvrn.ru/ArcGIS/rest/services/Administr/FeatureServer/1</text:span></text:a></text:p>
      <text:p text:style-name="P82"><text:a xlink:type="simple" xlink:href="http://map.govvrn.ru/ArcGIS/rest/services/Administr/FeatureServer/7"><text:span text:style-name="T35">http://map.govvrn.ru/ArcGIS/rest/services/Administr/FeatureServer/7</text:span></text:a></text:p>
      <text:p text:style-name="P92"/>
      <text:p text:style-name="P93">в легенде не появляется, но слой грузится, хотя в консоле видно это</text:p>
      <text:p text:style-name="P122">XMLHttpRequest cannot load http://map.govvrn.ru/ArcGIS/rest/info?f=json. Origin http://localhost:8088 is not allowed by Access-Control-Allow-Origin</text:p>
      <text:p text:style-name="P83"><text:a xlink:type="simple" xlink:href="http://forums.arcgis.com/threads/65708-Access-Control-Allow-Origin"><text:span text:style-name="T37">http://forums.arcgis.com/threads/65708-Access-Control-Allow-Origin</text:span></text:a></text:p>
      <text:p text:style-name="P94"/>
      <text:p text:style-name="P95">очевидно, понадобится прокси.</text:p>
      <text:p text:style-name="P89"><text:span text:style-name="T36">If your application edits features in a feature service,<text:line-break/>enables the elevation chart, contains secure services, web maps that<text:line-break/>aren't publicly shared, or generates requests that exceed 2000<text:line-break/>characters you may need to setup and use a proxy page. Common<text:line-break/>situations where you may exceed the URL length are, using complex<text:line-break/></text:span><text:span text:style-name="T36">polygons as input to a task or specifying a spatial reference using<text:line-break/>well-known text (WKT).<text:line-break/>For details on installing and<text:line-break/></text:span><text:span text:style-name="T36">configuring a proxy page, see &lt;a href="</text:span><text:a xlink:type="simple" xlink:href="http://developers.arcgis.com/en/javascript/jshelp/ags_proxy.html"><text:span text:style-name="T36">http://developers.arcgis.com/en/javascript/jshelp/ags_proxy.html</text:span></text:a><text:span text:style-name="T36">"&gt;Using<text:line-break/></text:span><text:span text:style-name="T36">the proxy page&lt;/a&gt;. After setting up the proxy set the &lt;code&gt;</text:span><text:span text:style-name="T18">proxyurl</text:span><text:span text:style-name="T36">&lt;/code&gt;<text:line-break/>option in index.html to point to the location of your proxy.</text:span></text:p>
      <text:p text:style-name="P95"/>
      <text:p text:style-name="P84"><text:a xlink:type="simple" xlink:href="http://localhost:8088/jsproxy/proxy.ashx"><text:span text:style-name="T38">http://localhost:8088/jsproxy/proxy.ashx</text:span></text:a></text:p>
      <text:h text:style-name="Heading_20_3" text:outline-level="3"><text:bookmark-start text:name="__RefHeading__1114_1355555241"/>проверка прокси<text:bookmark-end text:name="__RefHeading__1114_1355555241"/></text:h>
      <text:p text:style-name="P85"><text:a xlink:type="simple" xlink:href="http://localhost:8088/jsproxy/proxy.ashx?http://services.arcgisonline.com/ArcGIS/rest/services/World_Topo_Map/MapServer?f=pjson"><text:span text:style-name="T39">http://localhost:8088/jsproxy/proxy.ashx?http://services.arcgisonline.com/ArcGIS/rest/services/World_Topo_Map/MapServer?f=pjson</text:span></text:a></text:p>
      <text:p text:style-name="P96"/>
      <text:p text:style-name="P97">в коде аппликухи должны быть такие строки:</text:p>
      <text:p text:style-name="P123">esri.config.defaults.io.proxyUrl = this.config.proxyurl;<text:line-break/>esri.config.defaults.io.alwaysUseProxy = true;</text:p>
      <text:p text:style-name="P124">proxyurl: "http://localhost:8088/jsproxy/proxy.ashx",</text:p>
      <text:p text:style-name="P98"/>
      <text:p text:style-name="P99">Несмотря на эти усилия с прокси, слой в легенде так и не появился.</text:p>
      <text:p text:style-name="P99"/>
      <text:h text:style-name="Heading_20_3" text:outline-level="3"><text:bookmark-start text:name="__RefHeading__961_1301143750"/><text:span text:style-name="T40">Итак, </text:span><text:span text:style-name="T19">легенда</text:span><text:span text:style-name="T40">.</text:span><text:bookmark-end text:name="__RefHeading__961_1301143750"/></text:h>
      <text:p text:style-name="P100">копаем отсюда</text:p>
      <text:p text:style-name="P125">addLegend(layerInfo);</text:p>
      <text:p text:style-name="P112">и</text:p>
      <text:p text:style-name="P126">addLayerList(layers);</text:p>
      <text:p text:style-name="P101">и видим интересный код</text:p>
      <text:p text:style-name="P121"><text:span text:style-name="T43"><text:s text:c="4"/>var legendDijit = new esri.dijit.Legend({<text:line-break/> <text:s text:c="7"/>map: map,<text:line-break/> <text:s text:c="7"/>layerInfos: </text:span><text:span text:style-name="T20">layerInfo</text:span><text:span text:style-name="T43"><text:line-break/> <text:s text:c="3"/>}, dojo.create('div'));</text:span></text:p>
      <text:p text:style-name="P87"><text:a xlink:type="simple" xlink:href="https://developers.arcgis.com/en/javascript/jsapi/legend.html"><text:span text:style-name="T44">https://developers.arcgis.com/en/javascript/jsapi/legend.html</text:span></text:a></text:p>
      <text:p text:style-name="P88"><text:a xlink:type="simple" xlink:href="https://developers.arcgis.com/en/javascript/jssamples/#search/Legend"><text:span text:style-name="T45">https://developers.arcgis.com/en/javascript/jssamples/#search/Legend</text:span></text:a></text:p>
      <text:p text:style-name="P102">может пригодится</text:p>
      <text:p text:style-name="P127">legend.refresh([{layer:USLayer, title:'Homeland Security'}]);</text:p>
      <text:p text:style-name="P103"/>
      <text:p text:style-name="P102">а пока что не работает код зацепления за событие:</text:p>
      <text:p text:style-name="P127"><text:s text:c="4"/>//dojo.connect(map, 'onLayersAddResult', function (evt) {<text:line-break/> <text:s text:c="3"/>map.on("layers-add-result", function (evt) {</text:p>
      <text:p text:style-name="P102">что делать — неясно.</text:p>
      <text:p text:style-name="P74"/>
      <text:p text:style-name="P71"><text:a xlink:type="simple" xlink:href="https://developers.arcgis.com/en/javascript/jshelp/inside_events.html"><text:span text:style-name="T46">https://developers.arcgis.com/en/javascript/jshelp/inside_events.html</text:span></text:a></text:p>
      <text:p text:style-name="P72"><text:span text:style-name="T46">In the ArcGIS API for JavaScript, you listen for events using either on or dojo.connect methods. As of version 3.5, on is the preferred method, </text:span><text:span text:style-name="T21">when available</text:span></text:p>
      <text:p text:style-name="P75"/>
      <text:p text:style-name="P31">как выяснилось, не работает код</text:p>
      <text:p text:style-name="P129">function func_onLayerAddResult(evt) {</text:p>
      <text:p text:style-name="P128"><text:span text:style-name="T47"><text:s text:c="4"/>alert(dojo.</text:span><text:span text:style-name="T22">json.stringify(evt)</text:span><text:span text:style-name="T47">);</text:span></text:p>
      <text:p text:style-name="P129">} // func_onLayerAddResult</text:p>
      <text:p text:style-name="P104">а все остальное прекрасно работает</text:p>
      <text:p text:style-name="P129">function onButtonAddLayer() {</text:p>
      <text:p text:style-name="P129"><text:s text:c="4"/>console.log('onButtonAddLayer');</text:p>
      <text:p text:style-name="P129"><text:s text:c="4"/>if (handler_onLayerAddResult) ;</text:p>
      <text:p text:style-name="P129"><text:s text:c="4"/>else {</text:p>
      <text:p text:style-name="P129"><text:s text:c="8"/>console.log('onButtonAddLayer, set handler_onLayerAddResult');</text:p>
      <text:p text:style-name="P129"><text:s text:c="8"/>handler_onLayerAddResult = map.on("layer-add-result", func_onLayerAddResult);</text:p>
      <text:p text:style-name="P129"><text:s text:c="4"/>}</text:p>
      <text:p text:style-name="P129"/>
      <text:p text:style-name="P129"><text:s text:c="4"/>var lyrurl = 'http://sampleserver3.arcgisonline.com/ArcGIS/rest/services/Petroleum/KSPetro/MapServer';</text:p>
      <text:p text:style-name="P129"><text:s text:c="4"/>var lyr = new esri.layers.ArcGISDynamicMapServiceLayer(lyrurl, {id:lyrurl});</text:p>
      <text:p text:style-name="P129"><text:s text:c="4"/>map.addLayer(lyr);</text:p>
      <text:p text:style-name="P129">} // onButtonAddLayer</text:p>
      <text:p text:style-name="P129"/>
      <text:p text:style-name="P129">function init() {</text:p>
      <text:p text:style-name="P129"><text:s text:c="4"/>var btnAddLayer = new dijit.form.Button({</text:p>
      <text:p text:style-name="P129"><text:s text:c="8"/>label: "Добавить слой",</text:p>
      <text:p text:style-name="P129"><text:s text:c="8"/>onClick: onButtonAddLayer</text:p>
      <text:p text:style-name="P129"><text:s text:c="4"/>});</text:p>
      <text:p text:style-name="P129"><text:s text:c="4"/>dojo.place(btnAddLayer.domNode, dojo.byId("toggleDiv"), "after");</text:p>
      <text:p text:style-name="P104"/>
      <text:p text:style-name="P104">как обновить легенду используя обработчик события «слой добавлен в карту»?</text:p>
      <text:p text:style-name="P105">приблизительно так:</text:p>
      <text:p text:style-name="P131"><text:s text:c="8"/>vslib.destroyDijit('layerMenu');<text:line-break/> <text:s text:c="7"/>var lyrinfo = {<text:line-break/> <text:s text:c="11"/>layerObject: evt.layer,<text:line-break/> <text:s text:c="11"/>title <text:s text:c="5"/>: evt.layer.name || evt.layer.url<text:line-break/> <text:s text:c="7"/>}<text:line-break/> <text:s text:c="7"/>operationalLayers.push(lyrinfo);<text:line-break/> <text:s text:c="7"/>addLayerList(operationalLayers);</text:p>
      <text:p text:style-name="P104"/>
      <text:h text:style-name="P170" text:outline-level="3"><text:bookmark-start text:name="__RefHeading__984_1341828200"/>определение типа слоя по URL<text:bookmark-end text:name="__RefHeading__984_1341828200"/></text:h>
      <text:p text:style-name="P33">надо по URL определить тип создаваемого обьекта</text:p>
      <text:p text:style-name="P132"><text:s text:c="4"/>var lyr = new esri.layers.ArcGISDynamicMapServiceLayer(lyrurl,<text:line-break/> <text:s text:c="3"/>lyr = new esri.layers.FeatureLayer(lyrurl,</text:p>
      <text:p text:style-name="P33">или тайлед.</text:p>
      <text:p text:style-name="P36">получается вот так:</text:p>
      <text:p text:style-name="P134"><text:s text:c="4"/>var req = esri.request({<text:line-break/> <text:s text:c="7"/>url: layerURL,<text:line-break/> <text:s text:c="7"/>content:{"f": "json"},<text:line-break/> <text:s text:c="7"/>callbackParamName:"callback"<text:line-break/> <text:s text:c="3"/>});<text:line-break/> <text:s text:c="3"/>req.then(<text:line-break/> <text:s text:c="7"/>dojo.hitch(this, function(lyrmeta) {<text:line-break/> <text:s text:c="11"/>var tiledMap = lyrmeta.singleFusedMapCache || false;<text:line-break/> <text:s text:c="11"/>var haveLayers = lyrmeta.layers || false;<text:line-break/> <text:s text:c="11"/>if(haveLayers) haveLayers = true;<text:line-break/> <text:s text:c="11"/>var lyr = null;<text:line-break/> <text:s text:c="11"/>if(tiledMap) {<text:line-break/> <text:s text:c="15"/>this.log("addAGSLayer: ArcGISTiledMapServiceLayer");<text:line-break/> <text:s text:c="15"/>lyr = new esri.layers.ArcGISTiledMapServiceLayer(layerURL, {id: layerURL});<text:line-break/> <text:s text:c="11"/>} else {<text:line-break/> <text:s text:c="15"/>if(haveLayers) {<text:line-break/> <text:s text:c="19"/>this.log("addAGSLayer: ArcGISDynamicMapServiceLayer");<text:line-break/> <text:s text:c="19"/>lyr = new esri.layers.ArcGISDynamicMapServiceLayer(layerURL, {id: layerURL});<text:line-break/> <text:s text:c="15"/>} else {<text:line-break/> <text:s text:c="19"/>this.log("addAGSLayer: FeatureLayer");<text:line-break/> <text:s text:c="19"/>lyr = new esri.layers.FeatureLayer(layerURL,<text:line-break/> <text:s text:c="23"/>{ id: layerURL,<text:line-break/> <text:s text:c="25"/>mode: esri.layers.FeatureLayer.MODE_ONDEMAND,<text:line-break/> <text:s text:c="25"/>outFields:["*"] } );<text:line-break/> <text:s text:c="15"/>}<text:line-break/> <text:s text:c="11"/>}</text:p>
      <text:p text:style-name="P36">проверено, работает.</text:p>
      <text:p text:style-name="P36"/>
      <text:p text:style-name="P36"/>
      <text:h text:style-name="P165" text:outline-level="2"><text:bookmark-start text:name="__RefHeading__1106_1355555241"/><text:span text:style-name="T50">слой добавлять в новый </text:span><text:span text:style-name="T7">TOC</text:span><text:bookmark-end text:name="__RefHeading__1106_1355555241"/></text:h>
      <text:p text:style-name="P39">легенду удалять не получается, поэтому легенда обновляется через</text:p>
      <text:p text:style-name="P135"><text:s text:c="4"/>var legendDijit = dijit.byId('legendAndTOC');<text:line-break/> <text:s text:c="3"/>if(legendDijit) {<text:line-break/> <text:s text:c="7"/>legendDijit.layerInfos = layerInfo;<text:line-break/> <text:s text:c="7"/>legendDijit.refresh();</text:p>
      <text:p text:style-name="P39">так работает.</text:p>
      <text:p text:style-name="P35"/>
      <text:h text:style-name="P166" text:outline-level="2"><text:bookmark-start text:name="__RefHeading__983_1049647824"/><text:span text:style-name="T50">сделать срабатывание диалог.окна по нажатию </text:span><text:span text:style-name="T7">Enter</text:span><text:bookmark-end text:name="__RefHeading__983_1049647824"/></text:h>
      <text:p text:style-name="P42">надо обернуть форму в диалог:</text:p>
      <text:p text:style-name="P136"><text:span text:style-name="T51">&lt;div data-dojo-type="</text:span><text:span text:style-name="T23">dijit/Dialog</text:span><text:span text:style-name="T51">" data-dojo-id="addLayersFromWebUI" title="Добавить слой из Интернета"<text:line-break/> <text:s text:c="3"/>execute="procAddLayersFromWebUI(arguments[0]);"&gt;<text:line-break/>&lt;div data-dojo-type="</text:span><text:span text:style-name="T23">dijit/form/Form</text:span><text:span text:style-name="T51">" id="addLayersFromWebUIForm" data-dojo-id="addLayersFromWebUIForm"&gt;<text:line-break/> <text:s text:c="3"/>&lt;script type="dojo/on" data-dojo-event="submit"&gt;<text:line-break/> <text:s text:c="7"/>if(this.validate()) {<text:line-break/> <text:s text:c="11"/>procAddLayersFromWebUI(this.getValues());<text:line-break/> <text:s text:c="11"/>return false;<text:line-break/> <text:s text:c="7"/>}<text:line-break/> <text:s text:c="7"/>alert('Данные в форме содержат ошибки');<text:line-break/> <text:s text:c="7"/>return false;<text:line-break/> <text:s text:c="3"/>&lt;/script&gt;<text:line-break/> <text:s text:c="3"/>&lt;table class="dijitDialogPaneContentArea"&gt;<text:line-break/> <text:s text:c="7"/>&lt;tr&gt;<text:line-break/> <text:s text:c="11"/>&lt;td&gt;&lt;label for="textALUIURL"&gt;URL:&lt;/label&gt;&lt;/td&gt;<text:line-break/> <text:s text:c="11"/>&lt;td&gt;&lt;input data-dojo-type="dijit/form/TextBox" name="textALUIURL" id="textALUIURL" style="width: 50em;"<text:line-break/> <text:s text:c="15"/>value="http://&lt;MyServerName&gt;/ArcGIS/rest/services/&lt;MyServiceName&gt;"&gt;&lt;/td&gt;<text:line-break/> <text:s text:c="7"/>&lt;/tr&gt;<text:line-break/> <text:s text:c="3"/>&lt;/table&gt;<text:line-break/> <text:s text:c="3"/>&lt;div class="dijitDialogPaneActionBar"&gt;<text:line-break/> <text:s text:c="7"/>&lt;button dojoType="dijit.form.Button" type="submit" onClick="return addLayersFromWebUI.isValid();"<text:line-break/> <text:s text:c="11"/>id="ALUIok"&gt;Добавить слой&lt;/button&gt;<text:line-break/> <text:s text:c="7"/>&lt;button dojoType="dijit.form.Button" type="button" onClick="addLayersFromWebUI.onCancel();"<text:line-break/> <text:s text:c="11"/>id="ALUIcancel"&gt;Отмена&lt;/button&gt;<text:line-break/> <text:s text:c="3"/>&lt;/div&gt;<text:line-break/>&lt;/div&gt;<text:line-break/>&lt;/div&gt;</text:span></text:p>
      <text:p text:style-name="P42">так работает.</text:p>
      <text:p text:style-name="P42"/>
      <text:h text:style-name="P167" text:outline-level="2"><text:bookmark-start text:name="__RefHeading__1112_1355555241"/>документация<text:bookmark-end text:name="__RefHeading__1112_1355555241"/></text:h>
      <text:p text:style-name="P48">Справка к кнопке «Добавить» → «Добавить слой из Интернета».</text:p>
      <text:p text:style-name="P49">В тулбаре карты вы можете видеть кнопку «Добавить», по нажатию на которую открывается меню. Эта кнопка и выпадающее меню дают возможность добавлять к карте разнообразные слои данных.</text:p>
      <text:p text:style-name="P49"/>
      <text:p text:style-name="P49">Меню «Добавить слой из Интернета».</text:p>
      <text:p text:style-name="P43"><text:span text:style-name="T53">Если вы хотите добавить в карту произвольный слой и у вас уже есть URL </text:span><text:span text:style-name="T56">указывающий</text:span><text:span text:style-name="T53"> на этот слой, то вам нужен пункт меню «Добавить слой из Интернета». При выборе этого пункта, вы увидите диалоговое окно, в котором нужно указать тип источника данных (на данный момент </text:span><text:span text:style-name="T57">поддерживается</text:span><text:span text:style-name="T53"> только один — </text:span><text:span text:style-name="T10">ArcGIS Server Web Service</text:span><text:span text:style-name="T53">) и, самое главное, URL указывающий на слой данных.</text:span></text:p>
      <text:p text:style-name="P49"/>
      <text:p text:style-name="P43"><text:span text:style-name="T53">На данный момент вы можете использовать URL двух видов: для </text:span><text:span text:style-name="T10">MapService </text:span><text:span text:style-name="T53">и </text:span><text:span text:style-name="T10">FeatureService.</text:span></text:p>
      <text:p text:style-name="P43"><text:span text:style-name="T53">Типичный URL для </text:span><text:span text:style-name="T10">MapService </text:span><text:span text:style-name="T53">выглядит так: </text:span><text:a xlink:type="simple" xlink:href="http://services.arcgisonline.com/ArcGIS/rest/services/World_Topo_Map/MapServer"><text:span text:style-name="T53">http://services.arcgisonline.com/ArcGIS/rest/services/World_Topo_Map/MapServer</text:span></text:a></text:p>
      <text:p text:style-name="P43"><text:span text:style-name="T53">или так: </text:span><text:a xlink:type="simple" xlink:href="http://sampleserver3.arcgisonline.com/ArcGIS/rest/services/Hurricanes/NOAA_Tracks_1851_2007/MapServer"><text:span text:style-name="T53">http://sampleserver3.arcgisonline.com/ArcGIS/rest/services/Hurricanes/NOAA_Tracks_1851_2007/MapServer</text:span></text:a></text:p>
      <text:p text:style-name="P43"><text:span text:style-name="T53">Типичный URL для </text:span><text:span text:style-name="T10">FeatureService </text:span><text:span text:style-name="T53">выглядит так: </text:span><text:a xlink:type="simple" xlink:href="http://sampleserver3.arcgisonline.com/ArcGIS/rest/services/Hydrography/Watershed173811/MapServer/0"><text:span text:style-name="T53">http://sampleserver3.arcgisonline.com/ArcGIS/rest/services/Hydrography/Watershed173811/MapServer/0</text:span></text:a></text:p>
      <text:p text:style-name="P44"><text:span text:style-name="T54">или так: </text:span><text:a xlink:type="simple" xlink:href="http://sampleserver3.arcgisonline.com/ArcGIS/rest/services/Earthquakes/EarthquakesFromLastSevenDays/FeatureServer/0"><text:span text:style-name="T54">http://sampleserver3.arcgisonline.com/ArcGIS/rest/services/Earthquakes/EarthquakesFromLastSevenDays/FeatureServer/0</text:span></text:a></text:p>
      <text:p text:style-name="P50"/>
      <text:p text:style-name="P45"><text:span text:style-name="T55">После ввода URL щелкните кнопку «Добавить слой» или </text:span><text:span text:style-name="T58">нажмите</text:span><text:span text:style-name="T55"> </text:span><text:span text:style-name="T58">кнопку</text:span><text:span text:style-name="T55"> «</text:span><text:span text:style-name="T11">Enter</text:span><text:span text:style-name="T55">» на клавиатуре. Программа запросит данные по указанному URL и отобразит их на карте и и легенде.</text:span></text:p>
      <text:p text:style-name="P49"/>
      <text:h text:style-name="P158" text:outline-level="1"><text:bookmark-start text:name="__RefHeading__1108_1355555241"/>Библиотека слоев<text:bookmark-end text:name="__RefHeading__1108_1355555241"/></text:h>
      <text:p text:style-name="P40">Панель в левой части карты (на месте легенды), из двух частей, расположенных <text:span text:style-name="T51">вертикально</text:span> одно над другим. сверх — топики, снизу слои. В основе — известная нам реализация телевизора из конструктора.</text:p>
      <text:p text:style-name="P41"><text:span text:style-name="T51">Надо делать дижит, по типу </text:span><text:span text:style-name="T8">TOC.</text:span></text:p>
      <text:p text:style-name="P46"/>
      <text:p text:style-name="P46">2013-09-04 сделана заготовка.</text:p>
      <text:p text:style-name="P46"/>
      <text:p text:style-name="P46">Надо считать библиотеку (XML?), распарсить и данные влить в виджет.</text:p>
      <text:p text:style-name="P46"/>
      <text:p text:style-name="P51">считывание библиотеки</text:p>
      <text:p text:style-name="P140"><text:s text:c="4"/>var req = esri.request({<text:line-break/> <text:s text:c="7"/>url <text:s text:c="4"/>: libURL,<text:line-break/> <text:s text:c="7"/>content : {"f": "xml"},<text:line-break/> <text:s text:c="7"/>handleAs: "xml"<text:line-break/> <text:s text:c="3"/>});<text:line-break/> <text:s text:c="3"/>req.then(<text:line-break/> <text:s text:c="7"/>dojo.hitch(this, function(xmldoc) {<text:line-break/> <text:s text:c="11"/>try {<text:line-break/> <text:s text:c="15"/>var lyrs = this.parseXmlLib(xmldoc);<text:line-break/> <text:s text:c="15"/>vslib.dir(lyrs);<text:line-break/> <text:s text:c="11"/>} catch(ex) {<text:line-break/> <text:s text:c="15"/>vslib.log("Ошибка в процессе парсинга библиотеки, обратитесь к разработчику. \n" +<text:line-break/> <text:s text:c="19"/>'tvlib.startup.getLayersList error: ' + ex.description + "\n" + ex.message,<text:line-break/> <text:s text:c="19"/>true);<text:line-break/> <text:s text:c="15"/>vslib.dir(ex);<text:line-break/> <text:s text:c="11"/>}<text:line-break/> <text:s text:c="7"/>}), // result data<text:line-break/> <text:s text:c="7"/>dojo.hitch(this, function(err) {<text:line-break/> <text:s text:c="11"/>vslib.log("Сбой доступа к данным библиотеки '" + libURL + "'. \n" +<text:line-break/> <text:s text:c="15"/>"tvlib.startup.getLayersList failed: " + err, true);<text:line-break/> <text:s text:c="11"/>vslib.dir(err);<text:line-break/> <text:s text:c="7"/>}) // result error<text:line-break/> <text:s text:c="3"/>); // end of layer query</text:p>
      <text:p text:style-name="P51">без прокси не работает.</text:p>
      <text:p text:style-name="P51"/>
      <text:p text:style-name="P12">сделано 2013-10-12</text:p>
      <text:p text:style-name="P52"/>
      <text:h text:style-name="P168" text:outline-level="2"><text:bookmark-start text:name="__RefHeading__1242_1528059113"/>поправки<text:bookmark-end text:name="__RefHeading__1242_1528059113"/></text:h>
      <text:p text:style-name="P106"><text:s/>- при добавлении из ТВ не надо закрывать ТВ</text:p>
      <text:p text:style-name="P106"><text:s/>- при смене подложки на ОСМ вылезает ошибка</text:p>
      <text:p text:style-name="P106">- «выбрать раздел» менять на «снять фильтр»</text:p>
      <text:p text:style-name="P53"/>
      <text:h text:style-name="P169" text:outline-level="2"><text:bookmark-start text:name="__RefHeading__3963_231950372"/>документация<text:bookmark-end text:name="__RefHeading__3963_231950372"/></text:h>
      <text:p text:style-name="P61">Справка к кнопке «Добавить» - «Добавить слой из библиотеки слоев».</text:p>
      <text:p text:style-name="P61"/>
      <text:p text:style-name="P62">В тулбаре карты вы можете видеть кнопку «Добавить», по нажатию на которую открывается меню. Эта кнопка и выпадающее меню дают возможность добавлять к карте разнообразные слои данных.</text:p>
      <text:p text:style-name="P62"/>
      <text:p text:style-name="P55"><text:span text:style-name="T66">Меню «</text:span><text:span text:style-name="T65">Добавить слой из библиотеки слоев</text:span><text:span text:style-name="T66">».</text:span></text:p>
      <text:p text:style-name="P56"><text:span text:style-name="T67">При выборе этого пункта меню, в боковой панели карты открывается так называемая библиотека слоев. </text:span><text:span text:style-name="T68">Сверху находится список выбора разделов (также известных как топики/</text:span><text:span text:style-name="T12">topic</text:span><text:span text:style-name="T68">). </text:span><text:span text:style-name="T69">С помощью этого списка вы можете фильтровать набор показываемых в библиотеке слоев.</text:span></text:p>
      <text:p text:style-name="P57"><text:span text:style-name="T69">Все остальное место боковой панели занимает список слоев, зарегистрированных в библиотек</text:span><text:span text:style-name="T70">е</text:span><text:span text:style-name="T69">. Вы можете добавить любой из этих слоев к карте, щелкнув на изображении (тайл) выбранного слоя.</text:span></text:p>
      <text:p text:style-name="P63"/>
      <text:p text:style-name="P62"/>
      <text:p text:style-name="P53"/>
      <text:h text:style-name="P159" text:outline-level="1"><text:bookmark-start text:name="__RefHeading__1244_1528059113"/>AGS DIR<text:bookmark-end text:name="__RefHeading__1244_1528059113"/></text:h>
      <text:p text:style-name="P58">посмотрить</text:p>
      <text:p text:style-name="P54"><text:a xlink:type="simple" xlink:href="http://www.arcgis.com/home/webmap/viewer.html"><text:span text:style-name="T59">http://www.arcgis.com/home/webmap/viewer.html</text:span></text:a></text:p>
      <text:p text:style-name="P58">Кнопка Добавить - Поиск слоев</text:p>
      <text:p text:style-name="P58">и сделать аналогично для случая:</text:p>
      <text:p text:style-name="P58"><text:tab/>окно содержит заголовок "Найти слои для добавления"</text:p>
      <text:p text:style-name="P58"><text:tab/>текстовое поле "URL-адрес |cgis.allgis.org (arcgis/rest/services) <text:s text:c="6"/>|"</text:p>
      <text:p text:style-name="P58"><text:tab/>список найденных слоев</text:p>
      <text:p text:style-name="P58">поведение 1:1 как в оригинале.</text:p>
      <text:p text:style-name="P58"/>
      <text:p text:style-name="P59"><text:span text:style-name="T24">сделано 2013-09-30</text:span><text:span text:style-name="T73">.</text:span></text:p>
      <text:p text:style-name="P144"/>
      <text:h text:style-name="Heading_20_2" text:outline-level="2"><text:span text:style-name="T74">документация</text:span></text:h>
      <text:p text:style-name="P151">Справка к кнопке «Добавить» - «Добавить слой <text:span text:style-name="T74">с ГИС сервера</text:span>».</text:p>
      <text:p text:style-name="P151"/>
      <text:p text:style-name="P152">В тулбаре карты вы можете видеть кнопку «Добавить», по нажатию на которую открывается меню. Эта кнопка и выпадающее меню дают возможность добавлять к карте разнообразные слои данных.</text:p>
      <text:p text:style-name="P152"/>
      <text:p text:style-name="P147"><text:span text:style-name="T66">Меню «</text:span><text:span text:style-name="T65">Добавить слой </text:span><text:span text:style-name="T74">с ГИС сервера</text:span><text:span text:style-name="T66">».</text:span></text:p>
      <text:p text:style-name="P150"><text:span text:style-name="T74">При выборе этого пункта меню, в боковой панели карты </text:span><text:span text:style-name="T75">открывается список слоев, найденных на указанном сервере ArcGIS. Если вы еще не пользовались этим инструментом, список будет пуст. Чтобы заполнить его, необходимо указать URL сервера ArcGIS </text:span><text:span text:style-name="T77">(только ArcGIS)</text:span><text:span text:style-name="T75">, например так:</text:span></text:p>
      <text:p text:style-name="P148"><text:span text:style-name="T75">«</text:span><text:a xlink:type="simple" xlink:href="http://maps.rosreestr.ru/"><text:span text:style-name="T75">http://maps.rosreestr.ru</text:span></text:a><text:span text:style-name="T75">»</text:span></text:p>
      <text:p text:style-name="P148"><text:span text:style-name="T75">без кавычек.</text:span></text:p>
      <text:p text:style-name="P148"><text:span text:style-name="T75">После ввода URL, нажмите на клавиатуре кнопку </text:span><text:span text:style-name="T14">Enter </text:span><text:span text:style-name="T75">или щелкните мышкой кнопку в форме ввода. </text:span><text:span text:style-name="T76">Программа начнет опрашивать указанный сервер, собирая сведения о всех картографических слоях на нем. Если слоев много и сервер медленный, ждать окончания построения списка придется долго.</text:span></text:p>
      <text:p text:style-name="P149"><text:span text:style-name="T76">После построения списка вы увидите список с двумя рядами кнопок. В правой колонке находятся кнопки добавления выбранного слоя на карту, в левой колонке находятся кнопки, показывающие «карточку» слоя. При щелчке по такой кнопкке вы увидите всплывающее окошко с краткой информацией о слое.</text:span></text:p>
      <text:p text:style-name="P149"><text:span text:style-name="T76"/></text:p>
      <text:p text:style-name="P145"><text:span text:style-name="T74"/></text:p>
      <text:p text:style-name="P58"/>
      <text:h text:style-name="Heading_20_1" text:outline-level="1"><text:bookmark-start text:name="__RefHeading__1354_1817799289"/><text:span text:style-name="T72">Кастрация / </text:span><text:span text:style-name="T13">emasculation</text:span><text:bookmark-end text:name="__RefHeading__1354_1817799289"/></text:h>
      <text:p text:style-name="P73">(03:58:36 PM) vito@allgis.org: Привет. После всех совещаний порешили убрать возможность добавлять FeatureService к минипорталу. Для работы с FeatureService будем делать отдельное приложение. Посему просьба сделать так, чтобы на появлялись-не добавлялись при помощи все методов "Добавить...".</text:p>
      <text:p text:style-name="P58"/>
      <text:p text:style-name="P64">Следовательно, из списков библиотеки и каталога отфильтровывать фичалейеры, при попытке добавить — ругаться и не добавлять.</text:p>
      <text:p text:style-name="P64"/>
      <text:p text:style-name="P13">сделано 2013-09-27</text:p>
      <text:p text:style-name="P65"/>
      <text:h text:style-name="P160" text:outline-level="1"><text:bookmark-start text:name="__RefHeading__1298_490028269"/>TODO<text:bookmark-end text:name="__RefHeading__1298_490028269"/></text:h>
      <text:list xml:id="list986947850362373773" text:style-name="L1">
        <text:list-item>
          <text:p text:style-name="P153"><text:span text:style-name="T60">- </text:span><text:span text:style-name="T60">"Добавить слой из Интернета" - Нет стрелки в списке выбора типов серверов-сервисов.</text:span></text:p>
        </text:list-item>
        <text:list-item>
          <text:p text:style-name="P154"><text:span text:style-name="T61">- </text:span><text:span text:style-name="T62">"Добавить слой из Интернета" -</text:span><text:span text:style-name="T63">-</text:span><text:span text:style-name="T62"> </text:span><text:span text:style-name="T61">После удаления добавленного слоя и добавлении его снова появляется два слоя с одинаковым названием. Если сделать Удалить-Добавить еще раз то три и т.д.</text:span></text:p>
        </text:list-item>
        <text:list-item>
          <text:p text:style-name="P155"><text:span text:style-name="T61"><text:s/></text:span><text:span text:style-name="T64">- ИЕ10: "Добавить слой из Библиотеки слоев" - Окно ошибки с сообщением - «Ошибка в процессе парсинга библиотеки, обратитесь к разработчику. <text:s/>tvlib.startup.getLayersList error»</text:span></text:p>
        </text:list-item>
        <text:list-item>
          <text:p text:style-name="P156">- добавить индикатор загрузки слоя — в библиотеке щелкаешь на слой и нет обратной связи, не ясно, что происходит.</text:p>
        </text:list-item>
        <text:list-item>
          <text:p text:style-name="P146"><text:span text:style-name="T71">справка к «библиотеке»</text:span>.</text:p>
        </text:list-item>
      </text:list>
      <text:p text:style-name="P60"/>
      <text:p text:style-name="P53"/>
      <text:h text:style-name="Heading_20_1" text:outline-level="1"><text:bookmark-start text:name="__RefHeading__963_1301143750"/><text:span text:style-name="T48">как сделать </text:span><text:span text:style-name="T6">dojo module</text:span><text:bookmark-end text:name="__RefHeading__963_1301143750"/></text:h>
      <text:p text:style-name="P34">простейший модуль выглядит так:</text:p>
      <text:p text:style-name="P133">console.log('mpvapp enter');<text:line-break/><text:line-break/>define(["dojo/_base/declare", "vs/mpvlib"],<text:line-break/> <text:s text:c="3"/>function(declare, mpvlib) {<text:line-break/> <text:s text:c="7"/>vslib = new mpvlib();<text:line-break/> <text:s text:c="7"/>vslib.log('vs.mpvapp declare class');<text:line-break/><text:line-break/> <text:s text:c="7"/>return declare("vs.mpvapp", null, { // create class, return constructor<text:line-break/><text:line-break/>constructor: function(args) {<text:line-break/> <text:s text:c="3"/>vslib.log('vs.mpvapp constructor');<text:line-break/> <text:s text:c="3"/>declare.safeMixin(this, args);<text:line-break/>}, // constructor<text:line-break/><text:line-break/>test: function(args) { // test app object<text:line-break/> <text:s text:c="3"/>vslib.log('vs.mpvapp test');<text:line-break/> <text:s text:c="3"/>vslib.dir(args);<text:line-break/>} // test<text:line-break/><text:line-break/> <text:s text:c="7"/>}); // declare class vs.mpvapp<text:line-break/> <text:s text:c="3"/>}<text:line-break/>);<text:line-break/><text:line-break/>console.log('mpvapp leave');</text:p>
      <text:p text:style-name="P34">подключение этого модуля выглядит так:</text:p>
      <text:p text:style-name="P130"><text:span text:style-name="T48">var vslib, vsapp;<text:line-break/></text:span><text:span text:style-name="T48">require(["vs/mpvlib", "vs/mpvapp"], function(mpvlib, mpvapp) {<text:line-break/> <text:s text:c="3"/>if(vslib) ; else vslib = new mpvlib(); vslib.log('vslib ready');<text:line-break/> <text:s text:c="3"/>vsapp = new mpvapp(); vslib.log('vsapp ready');<text:line-break/>});</text:span></text:p>
      <text:p text:style-name="P32"><text:span text:style-name="T48">проблема в том, что подключение модуля возвращает функцию конструктор, поэтому перед использованием модуля надо сделать обьект (</text:span><text:span text:style-name="T6">new...</text:span><text:span text:style-name="T48">). </text:span><text:span text:style-name="T49">Как сделать модуль, готовый к использованию сразу — пока неясно.</text:span></text:p>
      <text:p text:style-name="P77"/>
      <text:p text:style-name="P76"/>
      <text:h text:style-name="P161" text:outline-level="1"><text:bookmark-start text:name="__RefHeading__970_684330033"/>Как сделать виджет<text:bookmark-end text:name="__RefHeading__970_684330033"/></text:h>
      <text:p text:style-name="P70">dijit </text:p>
      <text:p text:style-name="P23">Согласно инструкции</text:p>
      <text:p text:style-name="P24"><text:a xlink:type="simple" xlink:href="http://dojotoolkit.org/reference-guide/quickstart/writingWidgets.html"><text:span text:style-name="T52">http://dojotoolkit.org/reference-guide/quickstart/writingWidgets.html</text:span></text:a></text:p>
      <text:p text:style-name="P4"><text:a xlink:type="simple" xlink:href="https://developers.arcgis.com/en/javascript/jstutorials/intro_custom_dijit.html"><text:span text:style-name="T25">https://developers.arcgis.com/en/javascript/jstutorials/intro_custom_dijit.html</text:span></text:a></text:p>
      <text:p text:style-name="P23">виджет складывается в папку типа</text:p>
      <text:p text:style-name="P23">c:\Inetpub\wwwroot\miniportal\apl\ElevationsChart\</text:p>
      <text:p text:style-name="P23">где внутре лежат скрипт и ресурсы.</text:p>
      <text:p text:style-name="P23"/>
      <text:p text:style-name="P47">заготовка скрипта:</text:p>
      <text:p text:style-name="P138">// layers library TV dijit<text:line-break/>// reference:<text:line-break/>// http://dojotoolkit.org/reference-guide/quickstart/writingWidgets.html<text:line-break/>// https://developers.arcgis.com/en/javascript/jstutorials/intro_custom_dijit.html<text:line-break/>console.log('vs.dijit.tvlib enter');<text:line-break/>define("vs/dijit/tvlib",<text:line-break/> <text:s text:c="3"/>['dojo/_base/declare', 'dijit/_WidgetBase', 'dijit/_Templated', 'vs/mpvlib',<text:line-break/> <text:s text:c="7"/>'dojox/gfx', 'dojo/fx/Toggler',<text:line-break/> <text:s text:c="7"/>"dojo/dom-construct", "dijit/_TemplatedMixin", "dojo/dom-style",<text:line-break/> <text:s text:c="7"/>"dojo/text!./templates/layerslib.html"],<text:line-break/> <text:s text:c="3"/>function(declare, _WidgetBase, _Templated, mpvlib, gfx, Toggler,<text:line-break/> <text:s text:c="7"/>domConstruct, _TemplatedMixin, domStyle, template) {<text:line-break/> <text:s text:c="7"/>vslib = new mpvlib();<text:line-break/> <text:s text:c="7"/>vslib.log('vs.dijit.tvlib declare class');<text:line-break/> <text:s text:c="7"/>var TVLIB = declare("vs.dijit.tvlib", [_WidgetBase, _TemplatedMixin], {<text:line-break/><text:line-break/>constructor: function(params, srcNodeRef) {<text:line-break/> <text:s text:c="3"/>vslib.log('vs.dijit.tvlib constructor');<text:line-break/> <text:s text:c="3"/>params = params || {};<text:line-break/> <text:s text:c="3"/>if (!params.map) {<text:line-break/> <text:s text:c="7"/>throw new Error('no map defined in params for TVLIB');<text:line-break/> <text:s text:c="3"/>}<text:line-break/> <text:s text:c="3"/>dojo.mixin(this, params);<text:line-break/>}, // constructor<text:line-break/>log: function(str, doalert) {<text:line-break/> <text:s text:c="3"/>vslib.log('vs.dijit.tvlib.' + str, doalert);<text:line-break/>}, // log<text:line-break/><text:line-break/>_i: 0,<text:line-break/>increment: function(){<text:line-break/> <text:s text:c="3"/>this.log('increment');<text:line-break/> <text:s text:c="3"/>this.counter.innerHTML = ++this._i;<text:line-break/> <text:s text:c="3"/>//~ this.domNode.innerHTML = ++this._i;<text:line-break/>},<text:line-break/>templateString: template,<text:line-break/>baseClass: "layersLibTV",<text:line-break/>buildRendering: function() {<text:line-break/> <text:s text:c="3"/>this.inherited(arguments);<text:line-break/> <text:s text:c="3"/>this.log('buildRendering');<text:line-break/>},<text:line-break/>postCreate: function() {<text:line-break/> <text:s text:c="3"/>this.inherited(arguments);<text:line-break/> <text:s text:c="3"/>this.log('postCreate');<text:line-break/>},<text:line-break/>startup: function() {<text:line-break/> <text:s text:c="3"/>this.inherited(arguments);<text:line-break/> <text:s text:c="3"/>this.log('startup');<text:line-break/>},<text:line-break/><text:line-break/> <text:s text:c="7"/>}); // declare TVLIB<text:line-break/><text:line-break/>return TVLIB;<text:line-break/>}); // define("vs/dijit/tvlib"<text:line-break/>console.log('vs.dijit.tvlib leave');<text:line-break/></text:p>
      <text:p text:style-name="P47"/>
      <text:p text:style-name="P47">и как он подключается</text:p>
      <text:p text:style-name="P137"><text:span text:style-name="T52">// dojo.require("</text:span><text:span text:style-name="T9">vs.dijit.tvlib</text:span><text:span text:style-name="T52">");</text:span></text:p>
      <text:p text:style-name="P139">define(["dojo/_base/declare", "vs/mpvlib", "vs/dijit/tvlib"],<text:line-break/> <text:s text:c="3"/>function(declare, mpvlib, tvlib) {<text:line-break/>...<text:line-break/> <text:s text:c="3"/>var tvlibDijit = dijit.byId('tvlibDijit');<text:line-break/> <text:s text:c="3"/>if(tvlibDijit) { ; }<text:line-break/> <text:s text:c="3"/>else {<text:line-break/> <text:s text:c="7"/>tvlibDijit = new vs.dijit.tvlib({<text:line-break/> <text:s text:c="11"/>id: 'tvlibDijit',<text:line-break/> <text:s text:c="11"/>map: map<text:line-break/> <text:s text:c="7"/>});<text:line-break/><text:line-break/> <text:s text:c="7"/>dojo.byId('tvlibPanel').appendChild(tvlibDijit.domNode);<text:line-break/> <text:s text:c="3"/>}<text:line-break/><text:line-break/> <text:s text:c="3"/>if (dojo.isIE === 8) {<text:line-break/> <text:s text:c="7"/>setTimeout(function () {<text:line-break/> <text:s text:c="11"/>tvlibDijit.startup();<text:line-break/> <text:s text:c="7"/>}, 100);<text:line-break/> <text:s text:c="3"/>} else {<text:line-break/> <text:s text:c="7"/>tvlibDijit.startup();<text:line-break/> <text:s text:c="3"/>}</text:p>
      <text:p text:style-name="P4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background-color="#ffffcc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5T16:20:57.58</meta:creation-date>
    <dc:date>2013-09-30T17:13:14.79</dc:date>
    <meta:editing-duration>P1DT1H32M36S</meta:editing-duration>
    <meta:editing-cycles>129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391" meta:word-count="2685" meta:character-count="27326" meta:non-whitespace-character-count="22623"/>
  </office:meta>
</office:document-meta>
</file>